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paragraph-rsid="002a1904" style:font-size-asian="10pt" style:font-size-complex="10pt"/>
    </style:style>
    <style:style style:name="P20" style:family="paragraph" style:parent-style-name="Table_20_Contents">
      <style:text-properties fo:font-size="10pt" officeooo:rsid="00293f10" officeooo:paragraph-rsid="002a1904"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2"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4"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5" style:family="paragraph" style:parent-style-name="Table_20_Contents">
      <style:text-properties fo:font-size="10pt" officeooo:rsid="002ae24f" officeooo:paragraph-rsid="002ae24f" style:font-size-asian="10pt" style:font-size-complex="10pt"/>
    </style:style>
    <style:style style:name="P26"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officeooo:rsid="00159208" officeooo:paragraph-rsid="00159208"/>
    </style:style>
    <style:style style:name="P33"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5"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6" style:family="paragraph" style:parent-style-name="Text_20_body">
      <style:text-properties officeooo:rsid="00159208" officeooo:paragraph-rsid="002cafbf"/>
    </style:style>
    <style:style style:name="P37" style:family="paragraph" style:parent-style-name="Text_20_body">
      <style:text-properties officeooo:rsid="00159208" officeooo:paragraph-rsid="002d0141"/>
    </style:style>
    <style:style style:name="P38" style:family="paragraph" style:parent-style-name="Text_20_body">
      <style:text-properties officeooo:rsid="00159208" officeooo:paragraph-rsid="002d82e4"/>
    </style:style>
    <style:style style:name="P39" style:family="paragraph" style:parent-style-name="Text_20_body">
      <style:text-properties officeooo:rsid="00159208" officeooo:paragraph-rsid="002e5fe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text-properties officeooo:paragraph-rsid="001aebbb"/>
    </style:style>
    <style:style style:name="P44" style:family="paragraph" style:parent-style-name="Table_20_Contents">
      <style:text-properties officeooo:rsid="001aebbb" officeooo:paragraph-rsid="001aebbb"/>
    </style:style>
    <style:style style:name="P45" style:family="paragraph" style:parent-style-name="Text_20_body">
      <style:text-properties officeooo:rsid="001aebbb" officeooo:paragraph-rsid="001aebbb"/>
    </style:style>
    <style:style style:name="P46" style:family="paragraph" style:parent-style-name="Text_20_body">
      <style:paragraph-properties fo:margin-left="1.251cm" fo:margin-right="0cm" fo:text-indent="0cm" style:auto-text-indent="false"/>
      <style:text-properties officeooo:rsid="001aebbb" officeooo:paragraph-rsid="001aebbb"/>
    </style:style>
    <style:style style:name="P47"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0"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1" style:family="paragraph" style:parent-style-name="Table_20_Contents">
      <style:paragraph-properties fo:text-align="center" style:justify-single-word="false"/>
      <style:text-properties officeooo:rsid="001aebbb" officeooo:paragraph-rsid="001aebbb"/>
    </style:style>
    <style:style style:name="P52" style:family="paragraph" style:parent-style-name="Text_20_body">
      <style:text-properties officeooo:rsid="001aebbb" officeooo:paragraph-rsid="002222fd"/>
    </style:style>
    <style:style style:name="P53" style:family="paragraph" style:parent-style-name="Text_20_body">
      <style:text-properties officeooo:rsid="001aebbb" officeooo:paragraph-rsid="0024104d"/>
    </style:style>
    <style:style style:name="P5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55" style:family="paragraph" style:parent-style-name="Text_20_body">
      <style:text-properties officeooo:rsid="001aebbb" officeooo:paragraph-rsid="002707a9"/>
    </style:style>
    <style:style style:name="P56" style:family="paragraph" style:parent-style-name="Text_20_body">
      <style:text-properties officeooo:rsid="001aebbb" officeooo:paragraph-rsid="002a1904"/>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8" style:family="paragraph" style:parent-style-name="Text_20_body">
      <style:text-properties officeooo:rsid="001aebbb" officeooo:paragraph-rsid="002ae24f"/>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1" style:family="paragraph" style:parent-style-name="Text_20_body">
      <style:text-properties officeooo:rsid="001aebbb" officeooo:paragraph-rsid="00302d56"/>
    </style:style>
    <style:style style:name="P62" style:family="paragraph" style:parent-style-name="Text_20_body">
      <style:text-properties officeooo:rsid="001aebbb" officeooo:paragraph-rsid="0031a049"/>
    </style:style>
    <style:style style:name="P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4" style:family="paragraph" style:parent-style-name="Text_20_body">
      <style:paragraph-properties fo:margin-left="1.251cm" fo:margin-right="0cm" fo:text-indent="0cm" style:auto-text-indent="false"/>
      <style:text-properties officeooo:rsid="001aebbb" officeooo:paragraph-rsid="0031a049"/>
    </style:style>
    <style:style style:name="P6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6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2" style:family="paragraph" style:parent-style-name="Text_20_body">
      <style:text-properties officeooo:rsid="001aebbb" officeooo:paragraph-rsid="0033e13c"/>
    </style:style>
    <style:style style:name="P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4" style:family="paragraph" style:parent-style-name="Text_20_body">
      <style:paragraph-properties fo:margin-left="1.251cm" fo:margin-right="0cm" fo:text-indent="0cm" style:auto-text-indent="false"/>
      <style:text-properties officeooo:rsid="001aebbb" officeooo:paragraph-rsid="0035d06b"/>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6" style:family="paragraph" style:parent-style-name="Text_20_body">
      <style:text-properties officeooo:rsid="001cce49" officeooo:paragraph-rsid="001cce49"/>
    </style:style>
    <style:style style:name="P77" style:family="paragraph" style:parent-style-name="Text_20_body">
      <style:text-properties officeooo:rsid="002038be" officeooo:paragraph-rsid="002038be"/>
    </style:style>
    <style:style style:name="P78" style:family="paragraph" style:parent-style-name="Text_20_body">
      <style:text-properties officeooo:rsid="0024d570" officeooo:paragraph-rsid="0024d570"/>
    </style:style>
    <style:style style:name="P79" style:family="paragraph" style:parent-style-name="Text_20_body">
      <style:text-properties officeooo:paragraph-rsid="002707a9"/>
    </style:style>
    <style:style style:name="P80" style:family="paragraph" style:parent-style-name="Table_20_Contents">
      <style:text-properties officeooo:rsid="00293f10" officeooo:paragraph-rsid="00293f10"/>
    </style:style>
    <style:style style:name="P81" style:family="paragraph" style:parent-style-name="Text_20_body">
      <style:text-properties officeooo:paragraph-rsid="002ae24f"/>
    </style:style>
    <style:style style:name="P82" style:family="paragraph" style:parent-style-name="Table_20_Contents">
      <style:paragraph-properties fo:text-align="center" style:justify-single-word="false"/>
      <style:text-properties officeooo:rsid="002ae24f" officeooo:paragraph-rsid="002ae24f"/>
    </style:style>
    <style:style style:name="P83" style:family="paragraph" style:parent-style-name="Text_20_body">
      <style:text-properties officeooo:rsid="002ae24f" officeooo:paragraph-rsid="002ae24f"/>
    </style:style>
    <style:style style:name="P84" style:family="paragraph" style:parent-style-name="Text_20_body">
      <style:text-properties officeooo:rsid="002cafbf" officeooo:paragraph-rsid="002cafbf"/>
    </style:style>
    <style:style style:name="P85" style:family="paragraph" style:parent-style-name="Text_20_body">
      <style:text-properties officeooo:paragraph-rsid="002d82e4"/>
    </style:style>
    <style:style style:name="P86" style:family="paragraph" style:parent-style-name="Text_20_body">
      <style:paragraph-properties fo:margin-left="1.251cm" fo:margin-right="0cm" fo:text-indent="0cm" style:auto-text-indent="false"/>
      <style:text-properties officeooo:paragraph-rsid="002d82e4"/>
    </style:style>
    <style:style style:name="P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90" style:family="paragraph" style:parent-style-name="Text_20_body">
      <style:text-properties officeooo:paragraph-rsid="002cafbf"/>
    </style:style>
    <style:style style:name="P91" style:family="paragraph" style:parent-style-name="Text_20_body">
      <style:text-properties officeooo:paragraph-rsid="002d0141"/>
    </style:style>
    <style:style style:name="P92" style:family="paragraph" style:parent-style-name="Text_20_body">
      <style:text-properties officeooo:rsid="0021c80e" officeooo:paragraph-rsid="0021c80e"/>
    </style:style>
    <style:style style:name="P93" style:family="paragraph" style:parent-style-name="Text_20_body">
      <style:text-properties officeooo:rsid="002e5fec" officeooo:paragraph-rsid="002e5fec"/>
    </style:style>
    <style:style style:name="P94" style:family="paragraph" style:parent-style-name="Text_20_body">
      <style:paragraph-properties fo:margin-left="1.251cm" fo:margin-right="0cm" fo:text-indent="0cm" style:auto-text-indent="false"/>
      <style:text-properties officeooo:rsid="002e5fec" officeooo:paragraph-rsid="002e5fec"/>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96" style:family="paragraph" style:parent-style-name="Text_20_body">
      <style:text-properties officeooo:paragraph-rsid="0031a049"/>
    </style:style>
    <style:style style:name="P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99" style:family="paragraph" style:parent-style-name="Text_20_body">
      <style:paragraph-properties fo:margin-left="1.251cm" fo:margin-right="0cm" fo:text-indent="0cm" style:auto-text-indent="false"/>
      <style:text-properties officeooo:paragraph-rsid="0031a049"/>
    </style:style>
    <style:style style:name="P10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01" style:family="paragraph" style:parent-style-name="Text_20_body" style:master-page-name="">
      <loext:graphic-properties draw:fill-hatch-name="hatch"/>
      <style:paragraph-properties style:page-number="auto" fo:keep-with-next="always"/>
      <style:text-properties officeooo:paragraph-rsid="0031a049"/>
    </style:style>
    <style:style style:name="P102" style:family="paragraph" style:parent-style-name="Text_20_body">
      <style:text-properties officeooo:paragraph-rsid="002e5fec"/>
    </style:style>
    <style:style style:name="P103" style:family="paragraph" style:parent-style-name="Text_20_body">
      <style:text-properties officeooo:rsid="0031a049" officeooo:paragraph-rsid="0031a049"/>
    </style:style>
    <style:style style:name="P104"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05" style:family="paragraph" style:parent-style-name="Text_20_body">
      <style:text-properties officeooo:rsid="00339608" officeooo:paragraph-rsid="00339608"/>
    </style:style>
    <style:style style:name="P106" style:family="paragraph" style:parent-style-name="Text_20_body">
      <style:text-properties officeooo:paragraph-rsid="0035d06b"/>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Heading_20_1">
      <style:paragraph-properties fo:break-before="page"/>
    </style:style>
    <style:style style:name="P111" style:family="paragraph" style:parent-style-name="Heading_20_1" style:master-page-name="">
      <loext:graphic-properties draw:fill-hatch-name="hatch"/>
      <style:paragraph-properties style:page-number="auto" fo:break-before="page"/>
    </style:style>
    <style:style style:name="P112" style:family="paragraph" style:parent-style-name="Heading_20_2">
      <style:text-properties officeooo:rsid="002cafbf" officeooo:paragraph-rsid="002cafbf"/>
    </style:style>
    <style:style style:name="P113" style:family="paragraph" style:parent-style-name="Heading_20_2">
      <style:text-properties officeooo:paragraph-rsid="002d82e4"/>
    </style:style>
    <style:style style:name="P114" style:family="paragraph" style:parent-style-name="Heading_20_2">
      <style:text-properties officeooo:rsid="002ae24f" officeooo:paragraph-rsid="002ae24f"/>
    </style:style>
    <style:style style:name="P115" style:family="paragraph" style:parent-style-name="Heading_20_2">
      <style:text-properties officeooo:paragraph-rsid="002ae24f"/>
    </style:style>
    <style:style style:name="P116" style:family="paragraph" style:parent-style-name="Heading_20_2">
      <style:text-properties officeooo:paragraph-rsid="001aebbb"/>
    </style:style>
    <style:style style:name="P117" style:family="paragraph" style:parent-style-name="Heading_20_2">
      <style:text-properties officeooo:paragraph-rsid="002222fd"/>
    </style:style>
    <style:style style:name="P118" style:family="paragraph" style:parent-style-name="Heading_20_2">
      <style:text-properties officeooo:paragraph-rsid="002707a9"/>
    </style:style>
    <style:style style:name="P119" style:family="paragraph" style:parent-style-name="Heading_20_2">
      <style:text-properties officeooo:paragraph-rsid="001cce49"/>
    </style:style>
    <style:style style:name="P120" style:family="paragraph" style:parent-style-name="Heading_20_3">
      <style:text-properties officeooo:paragraph-rsid="002d82e4"/>
    </style:style>
    <style:style style:name="P121" style:family="paragraph" style:parent-style-name="Heading_20_3">
      <style:text-properties officeooo:paragraph-rsid="002cafbf"/>
    </style:style>
    <style:style style:name="P122" style:family="paragraph" style:parent-style-name="Heading_20_3">
      <style:text-properties officeooo:paragraph-rsid="002d0141"/>
    </style:style>
    <style:style style:name="P123" style:family="paragraph" style:parent-style-name="Heading_20_3">
      <style:text-properties officeooo:paragraph-rsid="002ae24f"/>
    </style:style>
    <style:style style:name="P124" style:family="paragraph" style:parent-style-name="Heading_20_3">
      <style:text-properties officeooo:paragraph-rsid="0035d06b"/>
    </style:style>
    <style:style style:name="P125" style:family="paragraph" style:parent-style-name="Heading_20_3">
      <style:text-properties officeooo:paragraph-rsid="00302d56"/>
    </style:style>
    <style:style style:name="P126" style:family="paragraph" style:parent-style-name="Heading_20_3">
      <style:text-properties officeooo:paragraph-rsid="0031a049"/>
    </style:style>
    <style:style style:name="P127" style:family="paragraph" style:parent-style-name="Heading_20_3">
      <style:text-properties officeooo:rsid="001aebbb" officeooo:paragraph-rsid="0024104d"/>
    </style:style>
    <style:style style:name="P128" style:family="paragraph" style:parent-style-name="Heading_20_3">
      <style:text-properties officeooo:rsid="001aebbb" officeooo:paragraph-rsid="0033e13c"/>
    </style:style>
    <style:style style:name="P129" style:family="paragraph" style:parent-style-name="Heading_20_3">
      <style:text-properties officeooo:rsid="001aebbb" officeooo:paragraph-rsid="001aebbb"/>
    </style:style>
    <style:style style:name="P130" style:family="paragraph" style:parent-style-name="Heading_20_3">
      <style:text-properties officeooo:rsid="001aebbb" officeooo:paragraph-rsid="00339608"/>
    </style:style>
    <style:style style:name="P131" style:family="paragraph" style:parent-style-name="Heading_20_3">
      <style:text-properties officeooo:rsid="001aebbb" officeooo:paragraph-rsid="00362862"/>
    </style:style>
    <style:style style:name="P132" style:family="paragraph" style:parent-style-name="Heading_20_3">
      <style:text-properties officeooo:paragraph-rsid="0024104d"/>
    </style:style>
    <style:style style:name="P133" style:family="paragraph" style:parent-style-name="Heading_20_3">
      <style:text-properties officeooo:paragraph-rsid="001aebbb"/>
    </style:style>
    <style:style style:name="P134" style:family="paragraph" style:parent-style-name="Heading_20_3">
      <style:text-properties officeooo:paragraph-rsid="002707a9"/>
    </style:style>
    <style:style style:name="P135" style:family="paragraph" style:parent-style-name="Heading_20_3">
      <style:text-properties officeooo:paragraph-rsid="00339608"/>
    </style:style>
    <style:style style:name="P136" style:family="paragraph" style:parent-style-name="Heading_20_3">
      <style:text-properties officeooo:paragraph-rsid="00362862"/>
    </style:style>
    <style:style style:name="P137" style:family="paragraph" style:parent-style-name="Text_20_body" style:list-style-name="L1">
      <style:text-properties officeooo:rsid="0011e622" officeooo:paragraph-rsid="0011e622"/>
    </style:style>
    <style:style style:name="P138" style:family="paragraph" style:parent-style-name="Text_20_body" style:list-style-name="L1">
      <style:text-properties officeooo:rsid="00193a74" officeooo:paragraph-rsid="00193a74"/>
    </style:style>
    <style:style style:name="P139" style:family="paragraph" style:parent-style-name="Text_20_body">
      <style:text-properties officeooo:rsid="001aebbb" officeooo:paragraph-rsid="001aebbb"/>
    </style:style>
    <style:style style:name="P140" style:family="paragraph" style:parent-style-name="Text_20_body" style:master-page-name="">
      <loext:graphic-properties draw:fill-gradient-name="Gradient_20_4" draw:fill-hatch-name="hatch"/>
      <style:paragraph-properties style:page-number="auto" fo:keep-with-next="always"/>
      <style:text-properties officeooo:rsid="001aebbb" officeooo:paragraph-rsid="001aebbb"/>
    </style:style>
    <style:style style:name="P141" style:family="paragraph" style:parent-style-name="Text_20_body" style:master-page-name="">
      <loext:graphic-properties draw:fill-gradient-name="Gradient_20_5" draw:fill-hatch-name="hatch"/>
      <style:paragraph-properties style:page-number="auto" fo:keep-with-next="always"/>
      <style:text-properties officeooo:rsid="001aebbb" officeooo:paragraph-rsid="001aebbb"/>
    </style:style>
    <style:style style:name="P142" style:family="paragraph" style:parent-style-name="Text_20_body" style:master-page-name="">
      <loext:graphic-properties draw:fill-gradient-name="Gradient_20_6" draw:fill-hatch-name="hatch"/>
      <style:paragraph-properties style:page-number="auto" fo:keep-with-next="always"/>
      <style:text-properties officeooo:rsid="001aebbb" officeooo:paragraph-rsid="001aebbb"/>
    </style:style>
    <style:style style:name="P143" style:family="paragraph" style:parent-style-name="Text_20_body" style:master-page-name="">
      <loext:graphic-properties draw:fill-gradient-name="Gradient_20_2" draw:fill-hatch-name="hatch"/>
      <style:paragraph-properties style:page-number="auto" fo:keep-with-next="auto"/>
      <style:text-properties officeooo:rsid="001aebbb" officeooo:paragraph-rsid="00362862"/>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T18" style:family="text">
      <style:text-properties officeooo:rsid="002cafbf"/>
    </style:style>
    <style:style style:name="T19" style:family="text">
      <style:text-properties officeooo:rsid="002d0141"/>
    </style:style>
    <style:style style:name="T20" style:family="text">
      <style:text-properties officeooo:rsid="002d82e4"/>
    </style:style>
    <style:style style:name="T21" style:family="text">
      <style:text-properties officeooo:rsid="002e5fec"/>
    </style:style>
    <style:style style:name="T22" style:family="text">
      <style:text-properties officeooo:rsid="00302d56"/>
    </style:style>
    <style:style style:name="T23" style:family="text">
      <style:text-properties officeooo:rsid="0031a049"/>
    </style:style>
    <style:style style:name="T24" style:family="text">
      <style:text-properties officeooo:rsid="00339608"/>
    </style:style>
    <style:style style:name="T25" style:family="text">
      <style:text-properties officeooo:rsid="0033e13c"/>
    </style:style>
    <style:style style:name="T26" style:family="text">
      <style:text-properties officeooo:rsid="0035d06b"/>
    </style:style>
    <style:style style:name="T27" style:family="text">
      <style:text-properties officeooo:rsid="0036286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329_3513121647" text:style-name="Index_20_Link" text:visited-style-name="Index_20_Link">Introduction<text:tab/>3</text:a></text:p>
          <text:p text:style-name="P107"><text:a xlink:type="simple" xlink:href="#__RefHeading___Toc331_3513121647" text:style-name="Index_20_Link" text:visited-style-name="Index_20_Link">License<text:tab/>3</text:a></text:p>
          <text:p text:style-name="P107"><text:a xlink:type="simple" xlink:href="#__RefHeading___Toc333_3513121647" text:style-name="Index_20_Link" text:visited-style-name="Index_20_Link">Manufacturer selection<text:tab/>3</text:a></text:p>
          <text:p text:style-name="P107"><text:a xlink:type="simple" xlink:href="#__RefHeading___Toc335_3513121647" text:style-name="Index_20_Link" text:visited-style-name="Index_20_Link">BouffaloLab<text:tab/>4</text:a></text:p>
          <text:p text:style-name="P108"><text:a xlink:type="simple" xlink:href="#__RefHeading___Toc341_3513121647" text:style-name="Index_20_Link" text:visited-style-name="Index_20_Link">Documentation, SDK and tools<text:tab/>4</text:a></text:p>
          <text:p text:style-name="P108"><text:a xlink:type="simple" xlink:href="#__RefHeading___Toc1505_2182544480" text:style-name="Index_20_Link" text:visited-style-name="Index_20_Link">BL602<text:tab/>5</text:a></text:p>
          <text:p text:style-name="P109"><text:a xlink:type="simple" xlink:href="#__RefHeading___Toc337_3513121647" text:style-name="Index_20_Link" text:visited-style-name="Index_20_Link">Third-party development board: PineCone<text:tab/>5</text:a></text:p>
          <text:p text:style-name="P109"><text:a xlink:type="simple" xlink:href="#__RefHeading___Toc337_3513121647%20Copy%202" text:style-name="Index_20_Link" text:visited-style-name="Index_20_Link">Third-party development board: Ai-WB2-32S<text:tab/>5</text:a></text:p>
          <text:p text:style-name="P109"><text:a xlink:type="simple" xlink:href="#__RefHeading___Toc337_3513121647%20Copy%202%20Copy%201" text:style-name="Index_20_Link" text:visited-style-name="Index_20_Link">Third-party development board: DT-BL10 or XT-BL12<text:tab/>5</text:a></text:p>
          <text:p text:style-name="P108"><text:a xlink:type="simple" xlink:href="#__RefHeading___Toc1507_2182544480" text:style-name="Index_20_Link" text:visited-style-name="Index_20_Link">BL702<text:tab/>5</text:a></text:p>
          <text:p text:style-name="P109"><text:a xlink:type="simple" xlink:href="#__RefHeading___Toc337_3513121647%20Copy%201" text:style-name="Index_20_Link" text:visited-style-name="Index_20_Link">Third-party development board: M0 Sense<text:tab/>5</text:a></text:p>
          <text:p text:style-name="P109"><text:a xlink:type="simple" xlink:href="#__RefHeading___Toc337_3513121647%20Copy%201%20Copy%203" text:style-name="Index_20_Link" text:visited-style-name="Index_20_Link">Third-party development board: XT-ZB1<text:tab/>5</text:a></text:p>
          <text:p text:style-name="P108"><text:a xlink:type="simple" xlink:href="#__RefHeading___Toc1509_2182544480" text:style-name="Index_20_Link" text:visited-style-name="Index_20_Link">BL616<text:tab/>6</text:a></text:p>
          <text:p text:style-name="P109"><text:a xlink:type="simple" xlink:href="#__RefHeading___Toc337_3513121647%20Copy%201%20Copy%201" text:style-name="Index_20_Link" text:visited-style-name="Index_20_Link">Third-party development board: M0S Dock<text:tab/>6</text:a></text:p>
          <text:p text:style-name="P109"><text:a xlink:type="simple" xlink:href="#__RefHeading___Toc337_3513121647%20Copy%201%20Copy%201%20Copy%201" text:style-name="Index_20_Link" text:visited-style-name="Index_20_Link">Third-party development board: Ai-M62-12F<text:tab/>6</text:a></text:p>
          <text:p text:style-name="P108"><text:a xlink:type="simple" xlink:href="#__RefHeading___Toc1511_2182544480" text:style-name="Index_20_Link" text:visited-style-name="Index_20_Link">BL618<text:tab/>6</text:a></text:p>
          <text:p text:style-name="P109"><text:a xlink:type="simple" xlink:href="#__RefHeading___Toc337_3513121647%20Copy%201%20Copy%201%20Copy%202" text:style-name="Index_20_Link" text:visited-style-name="Index_20_Link">Third-party development board: M0P Dock<text:tab/>6</text:a></text:p>
          <text:p text:style-name="P109"><text:a xlink:type="simple" xlink:href="#__RefHeading___Toc337_3513121647%20Copy%201%20Copy%201%20Copy%201%20Copy%201" text:style-name="Index_20_Link" text:visited-style-name="Index_20_Link">Third-party development board: Ai-M61-32S<text:tab/>6</text:a></text:p>
          <text:p text:style-name="P108"><text:a xlink:type="simple" xlink:href="#__RefHeading___Toc1513_2182544480" text:style-name="Index_20_Link" text:visited-style-name="Index_20_Link">BL808<text:tab/>6</text:a></text:p>
          <text:p text:style-name="P109"><text:a xlink:type="simple" xlink:href="#__RefHeading___Toc337_3513121647%20Copy%201%20Copy%202%20Copy%201" text:style-name="Index_20_Link" text:visited-style-name="Index_20_Link">Third-party development board: Ox64<text:tab/>6</text:a></text:p>
          <text:p text:style-name="P109"><text:a xlink:type="simple" xlink:href="#__RefHeading___Toc337_3513121647%20Copy%201%20Copy%202" text:style-name="Index_20_Link" text:visited-style-name="Index_20_Link">Third-party development board: M1S Dock<text:tab/>7</text:a></text:p>
          <text:p text:style-name="P107"><text:a xlink:type="simple" xlink:href="#__RefHeading___Toc343_3513121647" text:style-name="Index_20_Link" text:visited-style-name="Index_20_Link">Espressif<text:tab/>8</text:a></text:p>
          <text:p text:style-name="P108"><text:a xlink:type="simple" xlink:href="#__RefHeading___Toc1147_2887080021" text:style-name="Index_20_Link" text:visited-style-name="Index_20_Link">ESP8684 (ESP32-C2)<text:tab/>8</text:a></text:p>
          <text:p text:style-name="P109"><text:a xlink:type="simple" xlink:href="#__RefHeading___Toc345_3513121647%20Copy%201" text:style-name="Index_20_Link" text:visited-style-name="Index_20_Link">Official development board: ESP8684-DevKitM-1<text:tab/>8</text:a></text:p>
          <text:p text:style-name="P109"><text:a xlink:type="simple" xlink:href="#__RefHeading___Toc349_35131216471%20Copy%201" text:style-name="Index_20_Link" text:visited-style-name="Index_20_Link">Third-party development board: ESPC2-12<text:tab/>8</text:a></text:p>
          <text:p text:style-name="P109"><text:a xlink:type="simple" xlink:href="#__RefHeading___Toc351_3513121647%20Copy%201" text:style-name="Index_20_Link" text:visited-style-name="Index_20_Link">Documentation<text:tab/>8</text:a></text:p>
          <text:p text:style-name="P108"><text:a xlink:type="simple" xlink:href="#__RefHeading___Toc1149_2887080021" text:style-name="Index_20_Link" text:visited-style-name="Index_20_Link">ESP32-C3 and ESP8685<text:tab/>9</text:a></text:p>
          <text:p text:style-name="P109"><text:a xlink:type="simple" xlink:href="#__RefHeading___Toc345_3513121647" text:style-name="Index_20_Link" text:visited-style-name="Index_20_Link">Official development board: ESP32-C3-DevKitM-1<text:tab/>9</text:a></text:p>
          <text:p text:style-name="P109"><text:a xlink:type="simple" xlink:href="#__RefHeading___Toc349_35131216471" text:style-name="Index_20_Link" text:visited-style-name="Index_20_Link">Third-party development board: ESP32-C3FH4<text:tab/>9</text:a></text:p>
          <text:p text:style-name="P109"><text:a xlink:type="simple" xlink:href="#__RefHeading___Toc1104_2947033009" text:style-name="Index_20_Link" text:visited-style-name="Index_20_Link">Third-party development board: YD-ESP32-C3<text:tab/>9</text:a></text:p>
          <text:p text:style-name="P109"><text:a xlink:type="simple" xlink:href="#__RefHeading___Toc1104_2947033009%20Copy%201" text:style-name="Index_20_Link" text:visited-style-name="Index_20_Link">Third-party development board: XIAO ESP32C3<text:tab/>9</text:a></text:p>
          <text:p text:style-name="P109"><text:a xlink:type="simple" xlink:href="#__RefHeading___Toc1104_2947033009%20Copy%201%20Copy%201" text:style-name="Index_20_Link" text:visited-style-name="Index_20_Link">Third-party development board: ESP32C3-MINI-DK<text:tab/>9</text:a></text:p>
          <text:p text:style-name="P109"><text:a xlink:type="simple" xlink:href="#__RefHeading___Toc351_3513121647" text:style-name="Index_20_Link" text:visited-style-name="Index_20_Link">Documentation<text:tab/>9</text:a></text:p>
          <text:p text:style-name="P108"><text:a xlink:type="simple" xlink:href="#__RefHeading___Toc1151_2887080021" text:style-name="Index_20_Link" text:visited-style-name="Index_20_Link">ESP32-C6<text:tab/>10</text:a></text:p>
          <text:p text:style-name="P109"><text:a xlink:type="simple" xlink:href="#__RefHeading___Toc345_3513121647%20Copy%201%20Copy%201" text:style-name="Index_20_Link" text:visited-style-name="Index_20_Link">Official development board: ESP32-C6-DevKitC-1<text:tab/>10</text:a></text:p>
          <text:p text:style-name="P109"><text:a xlink:type="simple" xlink:href="#__RefHeading___Toc351_3513121647%20Copy%201%20Copy%201" text:style-name="Index_20_Link" text:visited-style-name="Index_20_Link">Documentation<text:tab/>10</text:a></text:p>
          <text:p text:style-name="P108"><text:a xlink:type="simple" xlink:href="#__RefHeading___Toc1153_2887080021" text:style-name="Index_20_Link" text:visited-style-name="Index_20_Link">ESP32-H2<text:tab/>10</text:a></text:p>
          <text:p text:style-name="P109"><text:a xlink:type="simple" xlink:href="#__RefHeading___Toc345_3513121647%20Copy%201%20Copy%201%20Copy%201" text:style-name="Index_20_Link" text:visited-style-name="Index_20_Link">Official development board: ESP32-H2-DevKitM-1<text:tab/>10</text:a></text:p>
          <text:p text:style-name="P109"><text:a xlink:type="simple" xlink:href="#__RefHeading___Toc351_3513121647%20Copy%201%20Copy%201%20Copy%201" text:style-name="Index_20_Link" text:visited-style-name="Index_20_Link">Documentation<text:tab/>10</text:a></text:p>
          <text:p text:style-name="P107"><text:a xlink:type="simple" xlink:href="#__RefHeading___Toc353_3513121647" text:style-name="Index_20_Link" text:visited-style-name="Index_20_Link">GigaDevice<text:tab/>11</text:a></text:p>
          <text:p text:style-name="P108"><text:a xlink:type="simple" xlink:href="#__RefHeading___Toc547_3513121647" text:style-name="Index_20_Link" text:visited-style-name="Index_20_Link">Official development board: GD32VF103C-START<text:tab/>11</text:a></text:p>
          <text:p text:style-name="P108"><text:a xlink:type="simple" xlink:href="#__RefHeading___Toc359_3513121647" text:style-name="Index_20_Link" text:visited-style-name="Index_20_Link">Third-party development board: Longan Nano<text:tab/>11</text:a></text:p>
          <text:p text:style-name="P108"><text:a xlink:type="simple" xlink:href="#__RefHeading___Toc361_3513121647" text:style-name="Index_20_Link" text:visited-style-name="Index_20_Link">Documentation, SDK and tools<text:tab/>11</text:a></text:p>
          <text:p text:style-name="P107"><text:a xlink:type="simple" xlink:href="#__RefHeading___Toc363_3513121647" text:style-name="Index_20_Link" text:visited-style-name="Index_20_Link">WCH<text:tab/>12</text:a></text:p>
          <text:p text:style-name="P108"><text:a xlink:type="simple" xlink:href="#__RefHeading___Toc504_3513121647" text:style-name="Index_20_Link" text:visited-style-name="Index_20_Link">Programmer / debugger<text:tab/>12</text:a></text:p>
          <text:p text:style-name="P108"><text:a xlink:type="simple" xlink:href="#__RefHeading___Toc506_3513121647" text:style-name="Index_20_Link" text:visited-style-name="Index_20_Link">MounRiver IDE<text:tab/>13</text:a></text:p>
          <text:p text:style-name="P108"><text:a xlink:type="simple" xlink:href="#__RefHeading___Toc508_3513121647" text:style-name="Index_20_Link" text:visited-style-name="Index_20_Link">CH32V003<text:tab/>13</text:a></text:p>
          <text:p text:style-name="P109"><text:a xlink:type="simple" xlink:href="#__RefHeading___Toc510_3513121647" text:style-name="Index_20_Link" text:visited-style-name="Index_20_Link">Official development board<text:tab/>13</text:a></text:p>
          <text:p text:style-name="P109"><text:a xlink:type="simple" xlink:href="#__RefHeading___Toc530_35131216471" text:style-name="Index_20_Link" text:visited-style-name="Index_20_Link">Third-party development board: nanoCH32V003<text:tab/>13</text:a></text:p>
          <text:p text:style-name="P109"><text:a xlink:type="simple" xlink:href="#__RefHeading___Toc361_35131216471" text:style-name="Index_20_Link" text:visited-style-name="Index_20_Link">Documentation and SDK<text:tab/>13</text:a></text:p>
          <text:p text:style-name="P108"><text:a xlink:type="simple" xlink:href="#__RefHeading___Toc512_3513121647" text:style-name="Index_20_Link" text:visited-style-name="Index_20_Link"><text:soft-page-break/>CH32V103<text:tab/>13</text:a></text:p>
          <text:p text:style-name="P109"><text:a xlink:type="simple" xlink:href="#__RefHeading___Toc514_3513121647" text:style-name="Index_20_Link" text:visited-style-name="Index_20_Link">Official development board<text:tab/>13</text:a></text:p>
          <text:p text:style-name="P109"><text:a xlink:type="simple" xlink:href="#__RefHeading___Toc361_351312164711" text:style-name="Index_20_Link" text:visited-style-name="Index_20_Link">Documentation and SDK<text:tab/>14</text:a></text:p>
          <text:p text:style-name="P108"><text:a xlink:type="simple" xlink:href="#__RefHeading___Toc518_3513121647" text:style-name="Index_20_Link" text:visited-style-name="Index_20_Link">CH32V203<text:tab/>14</text:a></text:p>
          <text:p text:style-name="P109"><text:a xlink:type="simple" xlink:href="#__RefHeading___Toc520_3513121647" text:style-name="Index_20_Link" text:visited-style-name="Index_20_Link">Official development board<text:tab/>14</text:a></text:p>
          <text:p text:style-name="P109"><text:a xlink:type="simple" xlink:href="#__RefHeading___Toc516_3513121647" text:style-name="Index_20_Link" text:visited-style-name="Index_20_Link">Third-party development board: BluePill+ CH32V203<text:tab/>14</text:a></text:p>
          <text:p text:style-name="P109"><text:a xlink:type="simple" xlink:href="#__RefHeading___Toc522_3513121647" text:style-name="Index_20_Link" text:visited-style-name="Index_20_Link">Third-party development board: nanoCH32V203<text:tab/>14</text:a></text:p>
          <text:p text:style-name="P109"><text:a xlink:type="simple" xlink:href="#__RefHeading___Toc361_3513121647111" text:style-name="Index_20_Link" text:visited-style-name="Index_20_Link">Documentation and SDK<text:tab/>14</text:a></text:p>
          <text:p text:style-name="P108"><text:a xlink:type="simple" xlink:href="#__RefHeading___Toc524_3513121647" text:style-name="Index_20_Link" text:visited-style-name="Index_20_Link">CH32V208<text:tab/>14</text:a></text:p>
          <text:p text:style-name="P109"><text:a xlink:type="simple" xlink:href="#__RefHeading___Toc526_3513121647" text:style-name="Index_20_Link" text:visited-style-name="Index_20_Link">Official development board<text:tab/>14</text:a></text:p>
          <text:p text:style-name="P109"><text:a xlink:type="simple" xlink:href="#__RefHeading___Toc361_35131216471111" text:style-name="Index_20_Link" text:visited-style-name="Index_20_Link">Documentation and SDK<text:tab/>14</text:a></text:p>
          <text:p text:style-name="P108"><text:a xlink:type="simple" xlink:href="#__RefHeading___Toc524_3513121647%20Copy%201" text:style-name="Index_20_Link" text:visited-style-name="Index_20_Link">CH32V303<text:tab/>15</text:a></text:p>
          <text:p text:style-name="P109"><text:a xlink:type="simple" xlink:href="#__RefHeading___Toc526_3513121647%20Copy%201" text:style-name="Index_20_Link" text:visited-style-name="Index_20_Link">Official development board<text:tab/>15</text:a></text:p>
          <text:p text:style-name="P109"><text:a xlink:type="simple" xlink:href="#__RefHeading___Toc361_351312164711121%20Copy%201" text:style-name="Index_20_Link" text:visited-style-name="Index_20_Link">Documentation and SDK<text:tab/>15</text:a></text:p>
          <text:p text:style-name="P108"><text:a xlink:type="simple" xlink:href="#__RefHeading___Toc528_3513121647" text:style-name="Index_20_Link" text:visited-style-name="Index_20_Link">CH32V305<text:tab/>15</text:a></text:p>
          <text:p text:style-name="P109"><text:a xlink:type="simple" xlink:href="#__RefHeading___Toc530_3513121647" text:style-name="Index_20_Link" text:visited-style-name="Index_20_Link">Third-party development board: nanoCH32V305<text:tab/>15</text:a></text:p>
          <text:p text:style-name="P109"><text:a xlink:type="simple" xlink:href="#__RefHeading___Toc361_351312164711121" text:style-name="Index_20_Link" text:visited-style-name="Index_20_Link">Documentation and SDK<text:tab/>15</text:a></text:p>
          <text:p text:style-name="P108"><text:a xlink:type="simple" xlink:href="#__RefHeading___Toc532_3513121647" text:style-name="Index_20_Link" text:visited-style-name="Index_20_Link">CH32V307<text:tab/>15</text:a></text:p>
          <text:p text:style-name="P109"><text:a xlink:type="simple" xlink:href="#__RefHeading___Toc534_3513121647" text:style-name="Index_20_Link" text:visited-style-name="Index_20_Link">Official development board<text:tab/>15</text:a></text:p>
          <text:p text:style-name="P109"><text:a xlink:type="simple" xlink:href="#__RefHeading___Toc536_3513121647" text:style-name="Index_20_Link" text:visited-style-name="Index_20_Link">Third-party development board: YD-CH32V307VC<text:tab/>15</text:a></text:p>
          <text:p text:style-name="P109"><text:a xlink:type="simple" xlink:href="#__RefHeading___Toc536_3513121647%20Copy%201" text:style-name="Index_20_Link" text:visited-style-name="Index_20_Link">Third-party development board: CH32V307RCT6 MINI<text:tab/>15</text:a></text:p>
          <text:p text:style-name="P109"><text:a xlink:type="simple" xlink:href="#__RefHeading___Toc361_35131216471112" text:style-name="Index_20_Link" text:visited-style-name="Index_20_Link">Documentation and SDK<text:tab/>16</text:a></text:p>
          <text:p text:style-name="P108"><text:a xlink:type="simple" xlink:href="#__RefHeading___Toc538_3513121647" text:style-name="Index_20_Link" text:visited-style-name="Index_20_Link">CH582<text:tab/>16</text:a></text:p>
          <text:p text:style-name="P109"><text:a xlink:type="simple" xlink:href="#__RefHeading___Toc540_3513121647" text:style-name="Index_20_Link" text:visited-style-name="Index_20_Link">Official development board<text:tab/>16</text:a></text:p>
          <text:p text:style-name="P109"><text:a xlink:type="simple" xlink:href="#__RefHeading___Toc542_3513121647" text:style-name="Index_20_Link" text:visited-style-name="Index_20_Link">Third-party development board: YD-CH58x<text:tab/>16</text:a></text:p>
          <text:p text:style-name="P109"><text:a xlink:type="simple" xlink:href="#__RefHeading___Toc542_3513121647%20Copy%201" text:style-name="Index_20_Link" text:visited-style-name="Index_20_Link">Third-party development board: 303CH582M01<text:tab/>16</text:a></text:p>
          <text:p text:style-name="P109"><text:a xlink:type="simple" xlink:href="#__RefHeading___Toc361_35131216471113" text:style-name="Index_20_Link" text:visited-style-name="Index_20_Link">Documentation and SDK<text:tab/>16</text:a></text:p>
          <text:p text:style-name="P108"><text:a xlink:type="simple" xlink:href="#__RefHeading___Toc1080_2316367055" text:style-name="Index_20_Link" text:visited-style-name="Index_20_Link">Alternatives to WCH tools<text:tab/>17</text:a></text:p>
        </text:index-body>
      </text:table-of-content>
      <text:p text:style-name="Text_20_body"/>
      <text:h text:style-name="P11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37">have decent English documentation,</text:p>
        </text:list-item>
        <text:list-item>
          <text:p text:style-name="P137">have open-source or freely downloadable supporting software,</text:p>
        </text:list-item>
        <text:list-item>
          <text:p text:style-name="P137">be eas<text:span text:style-name="T6">il</text:span>y <text:span text:style-name="T6">available</text:span> from anywhere in the world, e.g. through AliExpress or LCSC,</text:p>
        </text:list-item>
        <text:list-item>
          <text:p text:style-name="P138">have cheap <text:span text:style-name="T1">development boards </text:span>as easily available as the chips,</text:p>
        </text:list-item>
        <text:list-item>
          <text:p text:style-name="P137">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82">x</text:p>
          </table:table-cell>
          <table:table-cell table:style-name="Table1.G5" office:value-type="string">
            <text:p text:style-name="P3"/>
          </table:table-cell>
        </table:table-row>
      </table:table>
      <text:p text:style-name="P29">Note: manufacturers are sorted in alphabetical order.</text:p>
      <text:h text:style-name="P111" text:outline-level="1"><text:bookmark-start text:name="__RefHeading___Toc335_3513121647"/>BouffaloLab<text:bookmark-end text:name="__RefHeading___Toc335_3513121647"/></text:h>
      <text:p text:style-name="P33">BouffaloLab only manufactures RISC-V chips, so they're undoubtedly committed to this platform. They have a wide range of IoT-oriented MCU, some with SiFive IP, others with T-Head IP. The documentation is good, but their SDK and code examples are a bit chaotic.</text:p>
      <text:p text:style-name="P32">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2"><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9">The following table presents the main differences between <text:span text:style-name="T18">BouffaloLab</text:span>'s RISC-V <text:span text:style-name="T16">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6">BL602</text:p>
          </table:table-cell>
          <table:table-cell table:style-name="Table4.A2" office:value-type="string">
            <text:p text:style-name="P26">192</text:p>
          </table:table-cell>
          <table:table-cell table:style-name="Table4.A2" office:value-type="string">
            <text:p text:style-name="P26">276K</text:p>
          </table:table-cell>
          <table:table-cell table:style-name="Table4.A2" office:value-type="string">
            <text:p text:style-name="P24">RV32IMAFC</text:p>
          </table:table-cell>
          <table:table-cell table:style-name="Table4.A2" office:value-type="string">
            <text:p text:style-name="P22">b/g/n</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2</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6</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6">BL616</text:p>
          </table:table-cell>
          <table:table-cell table:style-name="Table4.A2" office:value-type="string">
            <text:p text:style-name="P26">320</text:p>
          </table:table-cell>
          <table:table-cell table:style-name="Table4.A2" office:value-type="string">
            <text:p text:style-name="P26">480K</text:p>
          </table:table-cell>
          <table:table-cell table:style-name="Table4.A2" office:value-type="string">
            <text:p text:style-name="P24">RV32IMAFCP</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8">BL808</text:p>
          </table:table-cell>
          <table:table-cell table:style-name="Table4.A2" office:value-type="string">
            <text:p text:style-name="P26">480</text:p>
          </table:table-cell>
          <table:table-cell table:style-name="Table4.A2" office:value-type="string">
            <text:p text:style-name="P26">64M</text:p>
          </table:table-cell>
          <table:table-cell table:style-name="Table4.A2" office:value-type="string">
            <text:p text:style-name="P24">RV32IMAFCP<text:line-break/><text:span text:style-name="T18">+ RV64IMAFCV<text:line-break/>+RV32EMC</text:span></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yes</text:p>
          </table:table-cell>
        </table:table-row>
      </table:table>
      <text:p text:style-name="P84">I chose to include the BL808 because it is exceedingly powerful for an MCU, but very limited for a Linux-capable SoC, so it makes sense to include it in both documents.</text:p>
      <text:p text:style-name="P84">Finally, the BL604, is a higher pin count version of the BL602, and the BL618, a higher pin count version of the BL616, not included <text:span text:style-name="T21">above</text:span> because otherwise identical.</text:p>
      <text:h text:style-name="Heading_20_2" text:outline-level="2"><text:bookmark-start text:name="__RefHeading___Toc341_3513121647"/>Documentation, SDK and tools<text:bookmark-end text:name="__RefHeading___Toc341_3513121647"/></text:h>
      <text:p text:style-name="P45">Data sheets &amp; reference manuals: <text:a xlink:type="simple" xlink:href="https://github.com/bouffalolab/bl_docs" text:style-name="Internet_20_link" text:visited-style-name="Visited_20_Internet_20_Link">https://github.com/bouffalolab/bl_docs</text:a></text:p>
      <text:p text:style-name="P45">SDK:</text:p>
      <text:p text:style-name="P48"><text:a xlink:type="simple" xlink:href="https://github.com/bouffalolab/bl_mcu_sdk" text:style-name="Internet_20_link" text:visited-style-name="Visited_20_Internet_20_Link">https://github.com/bouffalolab/bl_mcu_sdk</text:a></text:p>
      <text:p text:style-name="P48"><text:a xlink:type="simple" xlink:href="https://github.com/bouffalolab/bl_iot_sdk" text:style-name="Internet_20_link" text:visited-style-name="Visited_20_Internet_20_Link">https://github.com/bouffalolab/bl_iot_sdk</text:a></text:p>
      <text:p text:style-name="P46"><text:a xlink:type="simple" xlink:href="https://dev.bouffalolab.com/download" text:style-name="Internet_20_link" text:visited-style-name="Visited_20_Internet_20_Link">https://dev.bouffalolab.com/download</text:a></text:p>
      <text:p text:style-name="P45">Flashing tool (BlDevCube): <text:a xlink:type="simple" xlink:href="https://github.com/bouffalolab/flash_tools" text:style-name="Internet_20_link" text:visited-style-name="Visited_20_Internet_20_Link">https://github.com/bouffalolab/flash_tools</text:a></text:p>
      <text:p text:style-name="P45">GitHub: <text:a xlink:type="simple" xlink:href="https://github.com/bouffalolab" text:style-name="Internet_20_link" text:visited-style-name="Visited_20_Internet_20_Link">https://github.com/bouffalolab</text:a></text:p>
      <text:p text:style-name="P84">Developer forum: <text:a xlink:type="simple" xlink:href="https://bbs.bouffalolab.com/t/english-forum" text:style-name="Internet_20_link" text:visited-style-name="Visited_20_Internet_20_Link">https://bbs.bouffalolab.com/t/english-forum</text:a></text:p>
      <text:p text:style-name="P92"><text:span text:style-name="T18">I</text:span>nteresting information not found in BouffaloLab documents: <text:a xlink:type="simple" xlink:href="https://github.com/pine64/" text:style-name="Internet_20_link" text:visited-style-name="Visited_20_Internet_20_Link">https://github.com/pine64/</text:a></text:p>
      <text:h text:style-name="P112"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90"><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36">Documentation: <text:a xlink:type="simple" xlink:href="https://wiki.pine64.org/wiki/PineCone" text:style-name="Internet_20_link" text:visited-style-name="Visited_20_Internet_20_Link">https://wiki.pine64.org/wiki/PineCone</text:a></text:p>
      <text:p text:style-name="P36">Review: <text:a xlink:type="simple" xlink:href="https://lupyuen.github.io/articles/pinecone" text:style-name="Internet_20_link" text:visited-style-name="Visited_20_Internet_20_Link">https://lupyuen.github.io/articles/pinecone</text:a></text:p>
      <text:p text:style-name="P36">Tutorials: <text:a xlink:type="simple" xlink:href="https://lupyuen.github.io/articles/book" text:style-name="Internet_20_link" text:visited-style-name="Visited_20_Internet_20_Link">https://lupyuen.github.io/articles/book</text:a></text:p>
      <text:h text:style-name="P120" text:outline-level="3"><text:bookmark-start text:name="__RefHeading___Toc337_3513121647 Copy 2"/><text:span text:style-name="T7">Third-party d</text:span>evelopment board: <text:span text:style-name="T20">Ai-WB2-32S</text:span><text:bookmark-end text:name="__RefHeading___Toc337_3513121647 Copy 2"/></text:h>
      <text:p text:style-name="P85"><text:span text:style-name="T7">Purchase link:</text:span><text:span text:style-name="T10"> </text:span><text:a xlink:type="simple" xlink:href="https://www.aliexpress.com/item/1005004904931700.html" text:style-name="Internet_20_link" text:visited-style-name="Visited_20_Internet_20_Link"><text:span text:style-name="T10">https://www.aliexpress.com/item/1005004904931700.html</text:span></text:a></text:p>
      <text:p text:style-name="P38">Documentation: <text:a xlink:type="simple" xlink:href="https://docs.ai-thinker.com/en/wb2" text:style-name="Internet_20_link" text:visited-style-name="Visited_20_Internet_20_Link">https://docs.ai-thinker.com/en/wb2</text:a></text:p>
      <text:p text:style-name="P93">GitHub: <text:a xlink:type="simple" xlink:href="https://github.com/Ai-Thinker-Open/Ai-Thinker-WB2" text:style-name="Internet_20_link" text:visited-style-name="Visited_20_Internet_20_Link">https://github.com/Ai-Thinker-Open/Ai-Thinker-WB2</text:a></text:p>
      <text:h text:style-name="P120" text:outline-level="3"><text:bookmark-start text:name="__RefHeading___Toc337_3513121647 Copy 2 Copy 1"/><text:span text:style-name="T7">Third-party d</text:span>evelopment board: <text:span text:style-name="T26">DT-BL10 or </text:span><text:span text:style-name="T20">XT-BL12</text:span><text:bookmark-end text:name="__RefHeading___Toc337_3513121647 Copy 2 Copy 1"/></text:h>
      <text:p text:style-name="P85"><text:span text:style-name="T7">Purchase link</text:span><text:span text:style-name="T20">s</text:span><text:span text:style-name="T7">:</text:span></text:p>
      <text:p text:style-name="P87"><text:a xlink:type="simple" xlink:href="https://www.aliexpress.com/item/1005005083839351.html" text:style-name="Internet_20_link" text:visited-style-name="Visited_20_Internet_20_Link">https://www.aliexpress.com/item/1005005083839351.html</text:a></text:p>
      <text:p text:style-name="P86"><text:a xlink:type="simple" xlink:href="https://www.aliexpress.com/item/1005003695650307.html" text:style-name="Internet_20_link" text:visited-style-name="Visited_20_Internet_20_Link">https://www.aliexpress.com/item/1005003695650307.html</text:a></text:p>
      <text:p text:style-name="P85"><text:span text:style-name="T10">Documentation: </text:span><text:a xlink:type="simple" xlink:href="https://xzrnllk27j.k.topthink.com/@xgr3x6lrjy/BL602.html" text:style-name="Internet_20_link" text:visited-style-name="Visited_20_Internet_20_Link"><text:span text:style-name="T10">https://xzrnllk27j.k.topthink.com/@xgr3x6lrjy/BL602.html</text:span></text:a></text:p>
      <text:h text:style-name="P113" text:outline-level="2"><text:bookmark-start text:name="__RefHeading___Toc1507_2182544480"/>BL702<text:bookmark-end text:name="__RefHeading___Toc1507_2182544480"/></text:h>
      <text:h text:style-name="P121" text:outline-level="3"><text:bookmark-start text:name="__RefHeading___Toc337_3513121647 Copy 1"/><text:span text:style-name="T7">Third-party d</text:span>evelopment board: <text:span text:style-name="T19">M0 Sense</text:span><text:bookmark-end text:name="__RefHeading___Toc337_3513121647 Copy 1"/></text:h>
      <text:p text:style-name="P96"><text:span text:style-name="T7">Purchase link</text:span><text:span text:style-name="T23">s</text:span><text:span text:style-name="T7">:</text:span></text:p>
      <text:p text:style-name="P97"><text:a xlink:type="simple" xlink:href="https://www.aliexpress.com/item/1005005373072135.html" text:style-name="Internet_20_link" text:visited-style-name="Visited_20_Internet_20_Link">https://www.aliexpress.com/item/1005005373072135.html</text:a></text:p>
      <text:p text:style-name="P99"><text:a xlink:type="simple" xlink:href="https://www.aliexpress.com/item/1005005012406688.html" text:style-name="Internet_20_link" text:visited-style-name="Visited_20_Internet_20_Link"><text:span text:style-name="T10">https://www.aliexpress.com/item/1005005012406688.html</text:span></text:a></text:p>
      <text:p text:style-name="P36">Documentation: <text:a xlink:type="simple" xlink:href="https://dl.sipeed.com/shareURL/Maix-Zero/M0sense" text:style-name="Internet_20_link" text:visited-style-name="Visited_20_Internet_20_Link">https://dl.sipeed.com/shareURL/Maix-Zero/M0sense</text:a></text:p>
      <text:p text:style-name="P93">GitHub: <text:a xlink:type="simple" xlink:href="https://github.com/sipeed/M0sense_BL702_example" text:style-name="Internet_20_link" text:visited-style-name="Visited_20_Internet_20_Link">https://github.com/sipeed/M0sense_BL702_example</text:a></text:p>
      <text:h text:style-name="P120" text:outline-level="3"><text:bookmark-start text:name="__RefHeading___Toc337_3513121647 Copy 1 Copy 3"/><text:span text:style-name="T7">Third-party d</text:span>evelopment board: <text:span text:style-name="T20">XT-ZB1</text:span><text:bookmark-end text:name="__RefHeading___Toc337_3513121647 Copy 1 Copy 3"/></text:h>
      <text:p text:style-name="P85"><text:span text:style-name="T7">Purchase link</text:span><text:span text:style-name="T20">s</text:span><text:span text:style-name="T7">:</text:span></text:p>
      <text:p text:style-name="P87"><text:a xlink:type="simple" xlink:href="https://www.aliexpress.com/item/1005004134568356.html" text:style-name="Internet_20_link" text:visited-style-name="Visited_20_Internet_20_Link">https://www.aliexpress.com/item/1005004134568356.html</text:a></text:p>
      <text:p text:style-name="P89"><text:a xlink:type="simple" xlink:href="https://www.aliexpress.com/item/1005003747200098.html" text:style-name="Internet_20_link" text:visited-style-name="Visited_20_Internet_20_Link">https://www.aliexpress.com/item/1005003747200098.html</text:a></text:p>
      <text:p text:style-name="P85"><text:span text:style-name="T10">Documentation: </text:span><text:a xlink:type="simple" xlink:href="https://xzrnllk27j.k.topthink.com/@xgr3x6lrjy/BL702.html" text:style-name="Internet_20_link" text:visited-style-name="Visited_20_Internet_20_Link"><text:span text:style-name="T10">https://xzrnllk27j.k.topthink.com/@xgr3x6lrjy/BL702.html</text:span></text:a></text:p>
      <text:h text:style-name="P113" text:outline-level="2"><text:bookmark-start text:name="__RefHeading___Toc1509_2182544480"/><text:soft-page-break/>BL<text:span text:style-name="T18">616</text:span><text:bookmark-end text:name="__RefHeading___Toc1509_2182544480"/></text:h>
      <text:h text:style-name="P121" text:outline-level="3"><text:bookmark-start text:name="__RefHeading___Toc337_3513121647 Copy 1 Copy 1"/><text:span text:style-name="T7">Third-party d</text:span>evelopment board: <text:span text:style-name="T19">M0S Dock</text:span><text:bookmark-end text:name="__RefHeading___Toc337_3513121647 Copy 1 Copy 1"/></text:h>
      <text:p text:style-name="P101"><text:span text:style-name="T7">Purchase link</text:span><text:span text:style-name="T23">s</text:span><text:span text:style-name="T7">:</text:span></text:p>
      <text:p text:style-name="P97"><text:a xlink:type="simple" xlink:href="https://www.aliexpress.com/item/1005005373075939.html" text:style-name="Internet_20_link" text:visited-style-name="Visited_20_Internet_20_Link"><text:span text:style-name="T10">https://www.aliexpress.com/item/1005005373075939.html</text:span></text:a></text:p>
      <text:p text:style-name="P100"><text:a xlink:type="simple" xlink:href="https://www.aliexpress.com/item/1005005142466936.html" text:style-name="Internet_20_link" text:visited-style-name="Visited_20_Internet_20_Link"><text:span text:style-name="T10">https://www.aliexpress.com/item/1005005142466936.html</text:span></text:a></text:p>
      <text:p text:style-name="P102"><text:span text:style-name="T10">Documentation: </text:span><text:a xlink:type="simple" xlink:href="https://dl.sipeed.com/shareURL/Maix-Zero/M0S" text:style-name="Internet_20_link" text:visited-style-name="Visited_20_Internet_20_Link"><text:span text:style-name="T10">https://dl.sipeed.com/shareURL/Maix-Zero/M0S</text:span></text:a></text:p>
      <text:p text:style-name="P93">GitHub: <text:a xlink:type="simple" xlink:href="https://github.com/sipeed/M0S_BL616_example" text:style-name="Internet_20_link" text:visited-style-name="Visited_20_Internet_20_Link">https://github.com/sipeed/M0S_BL616_example</text:a></text:p>
      <text:h text:style-name="P120" text:outline-level="3"><text:bookmark-start text:name="__RefHeading___Toc337_3513121647 Copy 1 Copy 1 Copy 1"/><text:span text:style-name="T7">Third-party d</text:span>evelopment board: <text:span text:style-name="T20">Ai-M62-12F</text:span><text:bookmark-end text:name="__RefHeading___Toc337_3513121647 Copy 1 Copy 1 Copy 1"/></text:h>
      <text:p text:style-name="P85"><text:span text:style-name="T7">Purchase link</text:span><text:span text:style-name="T20">s</text:span><text:span text:style-name="T7">:</text:span></text:p>
      <text:p text:style-name="P88"><text:a xlink:type="simple" xlink:href="https://www.aliexpress.com/item/1005005407942430.html" text:style-name="Internet_20_link" text:visited-style-name="Visited_20_Internet_20_Link">https://www.aliexpress.com/item/1005005407942430.html</text:a></text:p>
      <text:p text:style-name="P86"><text:a xlink:type="simple" xlink:href="https://www.aliexpress.com/item/1005005438854506.html" text:style-name="Internet_20_link" text:visited-style-name="Visited_20_Internet_20_Link">https://www.aliexpress.com/item/1005005438854506.html</text:a></text:p>
      <text:p text:style-name="P38">Documentation: <text:a xlink:type="simple" xlink:href="https://docs.ai-thinker.com/ai_m62" text:style-name="Internet_20_link" text:visited-style-name="Visited_20_Internet_20_Link">https://docs.ai-thinker.com/ai_m62</text:a></text:p>
      <text:h text:style-name="P113" text:outline-level="2"><text:bookmark-start text:name="__RefHeading___Toc1511_2182544480"/>BL<text:span text:style-name="T18">61</text:span><text:span text:style-name="T20">8</text:span><text:bookmark-end text:name="__RefHeading___Toc1511_2182544480"/></text:h>
      <text:h text:style-name="P120" text:outline-level="3"><text:bookmark-start text:name="__RefHeading___Toc337_3513121647 Copy 1 Copy 1 Copy 2"/><text:span text:style-name="T7">Third-party d</text:span>evelopment board: <text:span text:style-name="T19">M0</text:span><text:span text:style-name="T20">P</text:span><text:span text:style-name="T19"> Dock</text:span><text:bookmark-end text:name="__RefHeading___Toc337_3513121647 Copy 1 Copy 1 Copy 2"/></text:h>
      <text:p text:style-name="P85"><text:span text:style-name="T7">Purchase link:</text:span><text:span text:style-name="T10"> </text:span><text:a xlink:type="simple" xlink:href="https://www.aliexpress.com/item/1005005461103465.html" text:style-name="Internet_20_link" text:visited-style-name="Visited_20_Internet_20_Link"><text:span text:style-name="T10">https://www.aliexpress.com/item/1005005461103465.html</text:span></text:a></text:p>
      <text:p text:style-name="P39">Documentation: <text:a xlink:type="simple" xlink:href="https://dl.sipeed.com/shareURL/Maix-Zero/M0P" text:style-name="Internet_20_link" text:visited-style-name="Visited_20_Internet_20_Link">https://dl.sipeed.com/shareURL/Maix-Zero/M0P</text:a></text:p>
      <text:p text:style-name="P93">GitHub: <text:a xlink:type="simple" xlink:href="https://github.com/sipeed/M0P_BL618_examples" text:style-name="Internet_20_link" text:visited-style-name="Visited_20_Internet_20_Link">https://github.com/sipeed/M0P_BL618_examples</text:a></text:p>
      <text:h text:style-name="P120" text:outline-level="3"><text:bookmark-start text:name="__RefHeading___Toc337_3513121647 Copy 1 Copy 1 Copy 1 Copy 1"/><text:span text:style-name="T7">Third-party d</text:span>evelopment board: <text:span text:style-name="T20">Ai-M61-32S</text:span><text:bookmark-end text:name="__RefHeading___Toc337_3513121647 Copy 1 Copy 1 Copy 1 Copy 1"/></text:h>
      <text:p text:style-name="P85"><text:span text:style-name="T7">Purchase link</text:span><text:span text:style-name="T20">s</text:span><text:span text:style-name="T7">:</text:span></text:p>
      <text:p text:style-name="P88"><text:a xlink:type="simple" xlink:href="https://www.aliexpress.com/item/1005005407539968.html" text:style-name="Internet_20_link" text:visited-style-name="Visited_20_Internet_20_Link">https://www.aliexpress.com/item/1005005407539968.html</text:a></text:p>
      <text:p text:style-name="P86"><text:a xlink:type="simple" xlink:href="https://www.aliexpress.com/item/1005005407935386.html" text:style-name="Internet_20_link" text:visited-style-name="Visited_20_Internet_20_Link">https://www.aliexpress.com/item/1005005407935386.html</text:a></text:p>
      <text:p text:style-name="P85"><text:span text:style-name="T10">Documentation: </text:span><text:a xlink:type="simple" xlink:href="https://docs.ai-thinker.com/ai_m61" text:style-name="Internet_20_link" text:visited-style-name="Visited_20_Internet_20_Link"><text:span text:style-name="T10">https://docs.ai-thinker.com/ai_m61</text:span></text:a></text:p>
      <text:h text:style-name="P113" text:outline-level="2"><text:bookmark-start text:name="__RefHeading___Toc1513_2182544480"/>BL<text:span text:style-name="T18">808</text:span><text:bookmark-end text:name="__RefHeading___Toc1513_2182544480"/></text:h>
      <text:h text:style-name="P122" text:outline-level="3"><text:bookmark-start text:name="__RefHeading___Toc337_3513121647 Copy 1 Copy 2 Copy 1"/><text:span text:style-name="T7">Third-party d</text:span>evelopment board: <text:span text:style-name="T19">Ox64</text:span><text:bookmark-end text:name="__RefHeading___Toc337_3513121647 Copy 1 Copy 2 Copy 1"/></text:h>
      <text:p text:style-name="P91"><text:span text:style-name="T7">Purchase link:</text:span><text:span text:style-name="T10"> </text:span><text:a xlink:type="simple" xlink:href="https://pine64.com/product-category/ox64/" text:style-name="Internet_20_link" text:visited-style-name="Visited_20_Internet_20_Link"><text:span text:style-name="T10">https://pine64.com/product-category/ox64/</text:span></text:a></text:p>
      <text:p text:style-name="P37">Documentation: <text:a xlink:type="simple" xlink:href="https://wiki.pine64.org/wiki/Ox64" text:style-name="Internet_20_link" text:visited-style-name="Visited_20_Internet_20_Link">https://wiki.pine64.org/wiki/Ox64</text:a></text:p>
      <text:h text:style-name="P122" text:outline-level="3"><text:bookmark-start text:name="__RefHeading___Toc337_3513121647 Copy 1 Copy 2"/><text:soft-page-break/><text:span text:style-name="T7">Third-party d</text:span>evelopment board: <text:span text:style-name="T19">M1S Dock</text:span><text:bookmark-end text:name="__RefHeading___Toc337_3513121647 Copy 1 Copy 2"/></text:h>
      <text:p text:style-name="P101"><text:span text:style-name="T7">Purchase link</text:span><text:span text:style-name="T23">s</text:span><text:span text:style-name="T7">:</text:span></text:p>
      <text:p text:style-name="P98"><text:a xlink:type="simple" xlink:href="https://www.aliexpress.com/item/1005004996668405.html" text:style-name="Internet_20_link" text:visited-style-name="Visited_20_Internet_20_Link"><text:span text:style-name="T10">https://www.aliexpress.com/item/1005004996668405.html</text:span></text:a></text:p>
      <text:p text:style-name="P99"><text:a xlink:type="simple" xlink:href="https://www.aliexpress.com/item/1005004970779483.html" text:style-name="Internet_20_link" text:visited-style-name="Visited_20_Internet_20_Link"><text:span text:style-name="T10">https://www.aliexpress.com/item/1005004970779483.html</text:span></text:a></text:p>
      <text:p text:style-name="P39">Documentation: <text:a xlink:type="simple" xlink:href="https://dl.sipeed.com/shareURL/MAIX/M1s" text:style-name="Internet_20_link" text:visited-style-name="Visited_20_Internet_20_Link">https://dl.sipeed.com/shareURL/MAIX/M1s</text:a></text:p>
      <text:p text:style-name="P93">GitHub:</text:p>
      <text:p text:style-name="P95"><text:a xlink:type="simple" xlink:href="https://github.com/sipeed/M1s_BL808_example" text:style-name="Internet_20_link" text:visited-style-name="Visited_20_Internet_20_Link">https://github.com/sipeed/M1s_BL808_example</text:a></text:p>
      <text:p text:style-name="P95"><text:a xlink:type="simple" xlink:href="https://github.com/sipeed/M1s_BL808_SDK" text:style-name="Internet_20_link" text:visited-style-name="Visited_20_Internet_20_Link">https://github.com/sipeed/M1s_BL808_SDK</text:a></text:p>
      <text:p text:style-name="P94"><text:a xlink:type="simple" xlink:href="https://github.com/sipeed/M1s_BL808_Linux_SDK" text:style-name="Internet_20_link" text:visited-style-name="Visited_20_Internet_20_Link">https://github.com/sipeed/M1s_BL808_Linux_SDK</text:a></text:p>
      <text:h text:style-name="P111" text:outline-level="1"><text:bookmark-start text:name="__RefHeading___Toc343_3513121647"/>Espressif<text:bookmark-end text:name="__RefHeading___Toc343_3513121647"/></text:h>
      <text:p text:style-name="P35">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4">Their current RISC-V product range includes the ESP32-C2/<text:span text:style-name="T15">ESP8684</text:span>, ESP32-C3/ESP8685, ESP32-C6, <text:span text:style-name="T16">and ESP32-H2</text:span>.</text:p>
      <text:p text:style-name="P57">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5">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1">24</text:p>
          </table:table-cell>
          <table:table-cell table:style-name="Table3.A2" office:value-type="string">
            <text:p text:style-name="P25">120MHz</text:p>
          </table:table-cell>
          <table:table-cell table:style-name="Table3.A2" office:value-type="string">
            <text:p text:style-name="P23">272KB</text:p>
          </table:table-cell>
          <table:table-cell table:style-name="Table3.A2" office:value-type="string">
            <text:p text:style-name="P23">1/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9"/>
          </table:table-cell>
        </table:table-row>
        <table:table-row>
          <table:table-cell table:style-name="Table3.A2" office:value-type="string">
            <text:p text:style-name="P17">ESP32-C3</text:p>
          </table:table-cell>
          <table:table-cell table:style-name="Table3.A2" office:value-type="string">
            <text:p text:style-name="P21">32</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0/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20"/>
          </table:table-cell>
        </table:table-row>
        <table:table-row>
          <table:table-cell table:style-name="Table3.A2" office:value-type="string">
            <text:p text:style-name="P17">ESP8685</text:p>
          </table:table-cell>
          <table:table-cell table:style-name="Table3.A2" office:value-type="string">
            <text:p text:style-name="P21">28</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1">40</text:p>
          </table:table-cell>
          <table:table-cell table:style-name="Table3.A2" office:value-type="string">
            <text:p text:style-name="P25">160MHz</text:p>
          </table:table-cell>
          <table:table-cell table:style-name="Table3.A2" office:value-type="string">
            <text:p text:style-name="P23">512KB</text:p>
          </table:table-cell>
          <table:table-cell table:style-name="Table3.A2" office:value-type="string">
            <text:p text:style-name="P23">0/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Has 2 CPU (one low power)</text:p>
          </table:table-cell>
        </table:table-row>
        <table:table-row>
          <table:table-cell table:style-name="Table3.A2" office:value-type="string">
            <text:p text:style-name="P27">ESP32-H2</text:p>
          </table:table-cell>
          <table:table-cell table:style-name="Table3.A2" office:value-type="string">
            <text:p text:style-name="P21">32</text:p>
          </table:table-cell>
          <table:table-cell table:style-name="Table3.A2" office:value-type="string">
            <text:p text:style-name="P25">96MHz</text:p>
          </table:table-cell>
          <table:table-cell table:style-name="Table3.A2" office:value-type="string">
            <text:p text:style-name="P23">320KB</text:p>
          </table:table-cell>
          <table:table-cell table:style-name="Table3.A2" office:value-type="string">
            <text:p text:style-name="P23">2/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Low-power applications</text:p>
          </table:table-cell>
        </table:table-row>
      </table:table>
      <text:p text:style-name="P56">GitHub: <text:a xlink:type="simple" xlink:href="https://github.com/espressif" text:style-name="Internet_20_link" text:visited-style-name="Visited_20_Internet_20_Link">https://github.com/espressif</text:a></text:p>
      <text:p text:style-name="P58"><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14" text:outline-level="2"><text:bookmark-start text:name="__RefHeading___Toc1147_2887080021"/>ESP8684 <text:span text:style-name="T26">(ESP32-C2)</text:span><text:bookmark-end text:name="__RefHeading___Toc1147_2887080021"/></text:h>
      <text:h text:style-name="P123" text:outline-level="3"><text:bookmark-start text:name="__RefHeading___Toc345_3513121647 Copy 1"/>Official <text:span text:style-name="T7">d</text:span>evelopment board: ESP<text:span text:style-name="T16">8684</text:span>-DevKitM-1<text:bookmark-end text:name="__RefHeading___Toc345_3513121647 Copy 1"/></text:h>
      <text:p text:style-name="P81"><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8">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24" text:outline-level="3"><text:bookmark-start text:name="__RefHeading___Toc349_35131216471 Copy 1"/>Third-party <text:span text:style-name="T7">d</text:span>evelopment board: ESP<text:span text:style-name="T26">C2-12</text:span><text:bookmark-end text:name="__RefHeading___Toc349_35131216471 Copy 1"/></text:h>
      <text:p text:style-name="P75">Purchase link<text:span text:style-name="T26">s</text:span>:</text:p>
      <text:p text:style-name="P73"><text:a xlink:type="simple" xlink:href="https://www.aliexpress.com/item/1005004861021167.html" text:style-name="Internet_20_link" text:visited-style-name="Visited_20_Internet_20_Link">https://www.aliexpress.com/item/1005004861021167.html</text:a></text:p>
      <text:p text:style-name="P74"><text:a xlink:type="simple" xlink:href="https://www.aliexpress.com/item/1005004708803007.html" text:style-name="Internet_20_link" text:visited-style-name="Visited_20_Internet_20_Link">https://www.aliexpress.com/item/1005004708803007.html</text:a></text:p>
      <text:p text:style-name="P10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24" text:outline-level="3"><text:bookmark-start text:name="__RefHeading___Toc351_3513121647 Copy 1"/>Documentation<text:bookmark-end text:name="__RefHeading___Toc351_3513121647 Copy 1"/></text:h>
      <text:p text:style-name="P58"><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58"><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115" text:outline-level="2"><text:bookmark-start text:name="__RefHeading___Toc1149_2887080021"/><text:soft-page-break/><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3"><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2">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66">Purchase link<text:span text:style-name="T23">s</text:span>:</text:p>
      <text:p text:style-name="P63"><text:a xlink:type="simple" xlink:href="https://www.aliexpress.com/item/1005004639250865.html" text:style-name="Internet_20_link" text:visited-style-name="Visited_20_Internet_20_Link">https://www.aliexpress.com/item/1005004639250865.html</text:a></text:p>
      <text:p text:style-name="P65"><text:a xlink:type="simple" xlink:href="https://www.aliexpress.com/item/1005003613170790.html" text:style-name="Internet_20_link" text:visited-style-name="Visited_20_Internet_20_Link">https://www.aliexpress.com/item/1005003613170790.html</text:a></text:p>
      <text:p text:style-name="P45">Documentation: <text:a xlink:type="simple" xlink:href="http://www.vcc-gnd.com/" text:style-name="Internet_20_link" text:visited-style-name="Visited_20_Internet_20_Link">http://www.vcc-gnd.com/</text:a></text:p>
      <text:p text:style-name="P103">Breaks the ESP32-C3's USB interface out and provides a separate USB-to-serial interface.</text:p>
      <text:h text:style-name="P125" text:outline-level="3"><text:bookmark-start text:name="__RefHeading___Toc1104_2947033009 Copy 1"/>Third-party <text:span text:style-name="T7">d</text:span>evelopment board: <text:span text:style-name="T22">XIAO ESP32C3</text:span><text:bookmark-end text:name="__RefHeading___Toc1104_2947033009 Copy 1"/></text:h>
      <text:p text:style-name="P60">Purchase link: <text:a xlink:type="simple" xlink:href="https://www.aliexpress.com/item/33011482127.html" text:style-name="Internet_20_link" text:visited-style-name="Visited_20_Internet_20_Link">https://www.aliexpress.com/item/33011482127.html</text:a></text:p>
      <text:p text:style-name="P61">Documentation: <text:a xlink:type="simple" xlink:href="https://wiki.seeedstudio.com/XIAO_ESP32C3_Getting_Started/" text:style-name="Internet_20_link" text:visited-style-name="Visited_20_Internet_20_Link">https://wiki.seeedstudio.com/XIAO_ESP32C3_Getting_Started/</text:a></text:p>
      <text:h text:style-name="P126" text:outline-level="3"><text:bookmark-start text:name="__RefHeading___Toc1104_2947033009 Copy 1 Copy 1"/>Third-party <text:span text:style-name="T7">d</text:span>evelopment board: <text:span text:style-name="T22">ESP32C3-</text:span><text:span text:style-name="T23">MINI-DK</text:span><text:bookmark-end text:name="__RefHeading___Toc1104_2947033009 Copy 1 Copy 1"/></text:h>
      <text:p text:style-name="P66">Purchase link<text:span text:style-name="T23">s</text:span>:</text:p>
      <text:p text:style-name="P63"><text:a xlink:type="simple" xlink:href="https://www.aliexpress.com/item/1005004994621831.html" text:style-name="Internet_20_link" text:visited-style-name="Visited_20_Internet_20_Link">https://www.aliexpress.com/item/1005004994621831.html</text:a></text:p>
      <text:p text:style-name="P63"><text:a xlink:type="simple" xlink:href="https://www.aliexpress.com/i/1005004945580114.html" text:style-name="Internet_20_link" text:visited-style-name="Visited_20_Internet_20_Link">https://www.aliexpress.com/i/1005004945580114.html</text:a></text:p>
      <text:p text:style-name="P65"><text:a xlink:type="simple" xlink:href="https://www.aliexpress.com/item/1005004945500567.html" text:style-name="Internet_20_link" text:visited-style-name="Visited_20_Internet_20_Link">https://www.aliexpress.com/item/1005004945500567.html</text:a></text:p>
      <text:p text:style-name="P62"><text:span text:style-name="T23">Has similar features as the </text:span><text:a xlink:type="simple" xlink:href="https://docs.espressif.com/projects/esp-idf/en/latest/esp32c3/hw-reference/esp32c3/user-guide-devkitc-02.html" text:style-name="Internet_20_link" text:visited-style-name="Visited_20_Internet_20_Link"><text:span text:style-name="T23">ESP32-C3-DevKitC-02</text:span></text:a><text:span text:style-name="T23"> except uses ESP32-C3-MINI-1 instead of ESP32-C3-WROOM-02 and CH340 instead of CP2102, and costs half the price.</text:span></text:p>
      <text:h text:style-name="P125" text:outline-level="3"><text:bookmark-start text:name="__RefHeading___Toc351_3513121647"/>Documentation<text:bookmark-end text:name="__RefHeading___Toc351_3513121647"/></text:h>
      <text:p text:style-name="P50"><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5"><text:span text:style-name="T16">R</text:span>elevant documents are <text:span text:style-name="T8">ESP32-C3 Datasheet</text:span>, <text:span text:style-name="T8">ESP32-C3 Technical Reference Manual</text:span>, and <text:span text:style-name="T8">ESP32-C3 Series SoC Errata</text:span>.</text:p>
      <text:h text:style-name="P114" text:outline-level="2"><text:bookmark-start text:name="__RefHeading___Toc1151_2887080021"/><text:soft-page-break/>ESP32-C6<text:bookmark-end text:name="__RefHeading___Toc1151_2887080021"/></text:h>
      <text:h text:style-name="P123"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81"><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8">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23" text:outline-level="3"><text:bookmark-start text:name="__RefHeading___Toc351_3513121647 Copy 1 Copy 1"/>Documentation<text:bookmark-end text:name="__RefHeading___Toc351_3513121647 Copy 1 Copy 1"/></text:h>
      <text:p text:style-name="P58">Data sheets &amp; reference manuals: </text:p>
      <text:p text:style-name="P58"><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8"><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14" text:outline-level="2"><text:bookmark-start text:name="__RefHeading___Toc1153_2887080021"/>ESP32-H2<text:bookmark-end text:name="__RefHeading___Toc1153_2887080021"/></text:h>
      <text:h text:style-name="P123"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81"><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8">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23" text:outline-level="3"><text:bookmark-start text:name="__RefHeading___Toc351_3513121647 Copy 1 Copy 1 Copy 1"/>Documentation<text:bookmark-end text:name="__RefHeading___Toc351_3513121647 Copy 1 Copy 1 Copy 1"/></text:h>
      <text:p text:style-name="P83"><text:span text:style-name="T22">ESP32-H2 </text:span>SoC documentation is not available yet as of 2023-0<text:span text:style-name="T26">5</text:span>-<text:span text:style-name="T26">16</text:span>.</text:p>
      <text:h text:style-name="P111" text:outline-level="1"><text:bookmark-start text:name="__RefHeading___Toc353_3513121647"/>GigaDevice<text:bookmark-end text:name="__RefHeading___Toc353_3513121647"/></text:h>
      <text:p text:style-name="P104"><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16" text:outline-level="2"><text:bookmark-start text:name="__RefHeading___Toc547_3513121647"/>Official <text:span text:style-name="T7">d</text:span>evelopment board: GD32VF103C-START<text:bookmark-end text:name="__RefHeading___Toc547_3513121647"/></text:h>
      <text:p text:style-name="P45">Purchase link: <text:a xlink:type="simple" xlink:href="https://www.lcsc.com/product-detail/C432220.html" text:style-name="Internet_20_link" text:visited-style-name="Visited_20_Internet_20_Link">https://www.lcsc.com/product-detail/C432220.html</text:a></text:p>
      <text:p text:style-name="P45">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2">Purchase link<text:span text:style-name="T23">s</text:span>:</text:p>
      <text:p text:style-name="P63"><text:a xlink:type="simple" xlink:href="https://www.aliexpress.com/item/1005002542610332.html" text:style-name="Internet_20_link" text:visited-style-name="Visited_20_Internet_20_Link">https://www.aliexpress.com/item/1005002542610332.html</text:a></text:p>
      <text:p text:style-name="P64"><text:a xlink:type="simple" xlink:href="https://www.aliexpress.com/item/1005003467064600.html" text:style-name="Internet_20_link" text:visited-style-name="Visited_20_Internet_20_Link">https://www.aliexpress.com/item/1005003467064600.html</text:a></text:p>
      <text:p text:style-name="P45">Documentation: <text:a xlink:type="simple" xlink:href="https://github.com/sipeed/Longan-DOC" text:style-name="Internet_20_link" text:visited-style-name="Visited_20_Internet_20_Link">https://github.com/sipeed/Longan-DOC</text:a></text:p>
      <text:p text:style-name="P77">Downloads: <text:a xlink:type="simple" xlink:href="https://dl.sipeed.com/shareURL/LONGAN/Nano" text:style-name="Internet_20_link" text:visited-style-name="Visited_20_Internet_20_Link">https://dl.sipeed.com/shareURL/LONGAN/Nano</text:a></text:p>
      <text:p text:style-name="P45">Note: an additional JTAG adapter is needed to program the chip. If you don't already have one (e.g. JLink), you can buy Sipeed's USB-JTAG/TTL.</text:p>
      <text:p text:style-name="P45">Purchase link: <text:a xlink:type="simple" xlink:href="https://www.aliexpress.com/item/1005002714665888.html" text:style-name="Internet_20_link" text:visited-style-name="Visited_20_Internet_20_Link">https://www.aliexpress.com/item/1005002714665888.html</text:a></text:p>
      <text:h text:style-name="P116" text:outline-level="2"><text:bookmark-start text:name="__RefHeading___Toc361_3513121647"/>Documentation, SDK and tools<text:bookmark-end text:name="__RefHeading___Toc361_3513121647"/></text:h>
      <text:p text:style-name="P45">Download URL: <text:a xlink:type="simple" xlink:href="https://www.gd32mcu.com/en/download?kw=GD32VF1" text:style-name="Internet_20_link" text:visited-style-name="Visited_20_Internet_20_Link">https://www.gd32mcu.com/en/download?kw=GD32VF1</text:a></text:p>
      <text:p text:style-name="P45">Data sheets &amp; reference manuals: relevant documents are <text:span text:style-name="T8">GD32VF103xx Datasheet</text:span> and <text:span text:style-name="T8">GD32VF103 User Manual</text:span>.</text:p>
      <text:p text:style-name="P45">SDK: relevant archive is <text:span text:style-name="T8">GD32VF103 Firmware Library</text:span>.</text:p>
      <text:h text:style-name="P111" text:outline-level="1"><text:bookmark-start text:name="__RefHeading___Toc363_3513121647"/>WCH<text:bookmark-end text:name="__RefHeading___Toc363_3513121647"/></text:h>
      <text:p text:style-name="P50">WCH provides a much wider range of RISC-V MCU than any other manufacturer. For this reason, each chip has its own section below.</text:p>
      <text:p text:style-name="P50">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50">An interesting thing to note is the CH32V003 doesn't have an ARM equivalent, which <text:span text:style-name="T16">could</text:span> be a hint that, like Espressif, WCH will continue to concentrate their efforts on their RISC-V products.</text:p>
      <text:p text:style-name="P50">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4">CH32V003</text:p>
          </table:table-cell>
          <table:table-cell table:style-name="Table2.A2" office:value-type="string">
            <text:p text:style-name="P44">RV32EC</text:p>
          </table:table-cell>
          <table:table-cell table:style-name="Table2.A2" office:value-type="string">
            <text:p text:style-name="P51">48 MHz</text:p>
          </table:table-cell>
          <table:table-cell table:style-name="Table2.A2" office:value-type="string">
            <text:p text:style-name="P51">2.7-5.5V</text:p>
          </table:table-cell>
          <table:table-cell table:style-name="Table2.E2" office:value-type="string">
            <text:p text:style-name="P44">Low pin count (8, 16, 20)</text:p>
          </table:table-cell>
        </table:table-row>
        <table:table-row>
          <table:table-cell table:style-name="Table2.A2" office:value-type="string">
            <text:p text:style-name="P44">CH32V103</text:p>
          </table:table-cell>
          <table:table-cell table:style-name="Table2.A2" office:value-type="string">
            <text:p text:style-name="P44">RV32IMAC</text:p>
          </table:table-cell>
          <table:table-cell table:style-name="Table2.A2" office:value-type="string">
            <text:p text:style-name="P51">80 MHz</text:p>
          </table:table-cell>
          <table:table-cell table:style-name="Table2.A2" office:value-type="string">
            <text:p text:style-name="P51">2.7-5.5V</text:p>
          </table:table-cell>
          <table:table-cell table:style-name="Table2.E2" office:value-type="string">
            <text:p text:style-name="Table_20_Contents"/>
          </table:table-cell>
        </table:table-row>
        <table:table-row>
          <table:table-cell table:style-name="Table2.A2" office:value-type="string">
            <text:p text:style-name="P44">CH32V203</text:p>
          </table:table-cell>
          <table:table-cell table:style-name="Table2.A2" office:value-type="string">
            <text:p text:style-name="P44">RV32IMAC</text:p>
          </table:table-cell>
          <table:table-cell table:style-name="Table2.A2" office:value-type="string">
            <text:p text:style-name="P51">144 MHz</text:p>
          </table:table-cell>
          <table:table-cell table:style-name="Table2.A2" office:value-type="string">
            <text:p text:style-name="P51">2.4-3.6V</text:p>
          </table:table-cell>
          <table:table-cell table:style-name="Table2.E2" office:value-type="string">
            <text:p text:style-name="P80">CH32V203RBT6 has Ethernet</text:p>
          </table:table-cell>
        </table:table-row>
        <table:table-row>
          <table:table-cell table:style-name="Table2.A2" office:value-type="string">
            <text:p text:style-name="P44">CH32V208</text:p>
          </table:table-cell>
          <table:table-cell table:style-name="Table2.A2" office:value-type="string">
            <text:p text:style-name="P44">RV32IMAC</text:p>
          </table:table-cell>
          <table:table-cell table:style-name="Table2.A2" office:value-type="string">
            <text:p text:style-name="P51">144 MHz</text:p>
          </table:table-cell>
          <table:table-cell table:style-name="Table2.A2" office:value-type="string">
            <text:p text:style-name="P51">2.4-3.6V</text:p>
          </table:table-cell>
          <table:table-cell table:style-name="Table2.E2" office:value-type="string">
            <text:p text:style-name="P44">BLE <text:span text:style-name="T14">+ Ethernet</text:span></text:p>
          </table:table-cell>
        </table:table-row>
        <table:table-row>
          <table:table-cell table:style-name="Table2.A2" office:value-type="string">
            <text:p text:style-name="P44">CH32V30<text:span text:style-name="T8">x</text:span></text:p>
          </table:table-cell>
          <table:table-cell table:style-name="Table2.A2" office:value-type="string">
            <text:p text:style-name="P44">RV32IMAFC</text:p>
          </table:table-cell>
          <table:table-cell table:style-name="Table2.A2" office:value-type="string">
            <text:p text:style-name="P51">144 MHz</text:p>
          </table:table-cell>
          <table:table-cell table:style-name="Table2.A2" office:value-type="string">
            <text:p text:style-name="P51">2.4-3.6V</text:p>
          </table:table-cell>
          <table:table-cell table:style-name="Table2.E2" office:value-type="string">
            <text:p text:style-name="P44"><text:span text:style-name="T13">CH32V307 has </text:span>Ethernet</text:p>
          </table:table-cell>
        </table:table-row>
        <table:table-row>
          <table:table-cell table:style-name="Table2.A2" office:value-type="string">
            <text:p text:style-name="P44">CH582</text:p>
          </table:table-cell>
          <table:table-cell table:style-name="Table2.A2" office:value-type="string">
            <text:p text:style-name="P44">RV32IMAC</text:p>
          </table:table-cell>
          <table:table-cell table:style-name="Table2.A2" office:value-type="string">
            <text:p text:style-name="P51">80 MHz</text:p>
          </table:table-cell>
          <table:table-cell table:style-name="Table2.A2" office:value-type="string">
            <text:p text:style-name="P51">2.3-3.6V</text:p>
          </table:table-cell>
          <table:table-cell table:style-name="Table2.E2" office:value-type="string">
            <text:p text:style-name="P44">BLE, ultra low power</text:p>
          </table:table-cell>
        </table:table-row>
      </table:table>
      <text:p text:style-name="P45">WCH also makes the CH573 which is comparable to but, in my opinion, less interesting than the CH582, and the CH569, which is specifically intended for communication applications and supports USB 3.0.</text:p>
      <text:p text:style-name="P78">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5">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5">A proprietary programmer / debugger is needed to flash WCH chips, the WCH-LinkE.</text:p>
      <text:p text:style-name="P45">Purchase link: <text:a xlink:type="simple" xlink:href="https://www.aliexpress.com/item/1005004881582037.html" text:style-name="Internet_20_link" text:visited-style-name="Visited_20_Internet_20_Link">https://www.aliexpress.com/item/1005004881582037.html</text:a></text:p>
      <text:p text:style-name="P45">One is already included with the official evaluation kit for the CH32V003, and the CH32V003 + CH32V203 evaluation kit combo.</text:p>
      <text:p text:style-name="P45">The flashing software, WCHISPTool, is unfortunately Windows-only and doesn't work under Wine.</text:p>
      <text:p text:style-name="P45">Download link: <text:a xlink:type="simple" xlink:href="http://wch-ic.com/downloads/WCHISPTool_Setup_exe.html" text:style-name="Internet_20_link" text:visited-style-name="Visited_20_Internet_20_Link">http://wch-ic.com/downloads/WCHISPTool_Setup_exe.html</text:a></text:p>
      <text:p text:style-name="P45"><text:soft-page-break/>There's <text:span text:style-name="T27">also </text:span>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45">MounRiver Community Edition is an Eclipse-based IDE supporting all RISC-V and ARM WCH MCU, available for Windows, Linux and Mac. It includes a portable flashing tool, which is convenient if you don't use Windows (see above), particularly to <text:span text:style-name="T12">unlock the flash write protection</text:span> to be able to program your chip.</text:p>
      <text:p text:style-name="P45">WCH provides modified versions of OpenOCD and GCC with MounRiver, but these toolchains can also be downloaded separately, e.g. for installation on a continuous integration server.</text:p>
      <text:p text:style-name="P45">Download link: <text:a xlink:type="simple" xlink:href="http://www.mounriver.com/" text:style-name="Internet_20_link" text:visited-style-name="Visited_20_Internet_20_Link">http://www.mounriver.com/</text:a></text:p>
      <text:h text:style-name="P117"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5">Purchase link: <text:a xlink:type="simple" xlink:href="https://www.aliexpress.com/item/1005004895791296.html" text:style-name="Internet_20_link" text:visited-style-name="Visited_20_Internet_20_Link">https://www.aliexpress.com/item/1005004895791296.html</text:a></text:p>
      <text:h text:style-name="P127" text:outline-level="3"><text:bookmark-start text:name="__RefHeading___Toc530_35131216471"/>Third-party development board: nanoCH32V<text:span text:style-name="T11">003</text:span><text:bookmark-end text:name="__RefHeading___Toc530_35131216471"/></text:h>
      <text:p text:style-name="P54">Purchase link: <text:a xlink:type="simple" xlink:href="https://www.aliexpress.com/item/1005005221751705.html" text:style-name="Internet_20_link" text:visited-style-name="Visited_20_Internet_20_Link">https://www.aliexpress.com/item/1005005221751705.html</text:a></text:p>
      <text:p text:style-name="P53">Documentation: <text:a xlink:type="simple" xlink:href="https://github.com/wuxx/nanoCH32V003" text:style-name="Internet_20_link" text:visited-style-name="Visited_20_Internet_20_Link">https://github.com/wuxx/nanoCH32V003</text:a></text:p>
      <text:h text:style-name="P132" text:outline-level="3"><text:bookmark-start text:name="__RefHeading___Toc361_35131216471"/>Documentation <text:span text:style-name="T7">and</text:span> SDK<text:bookmark-end text:name="__RefHeading___Toc361_35131216471"/></text:h>
      <text:p text:style-name="P45">Data sheet: <text:a xlink:type="simple" xlink:href="http://wch-ic.com/downloads/CH32V003DS0_PDF.html" text:style-name="Internet_20_link" text:visited-style-name="Visited_20_Internet_20_Link">http://wch-ic.com/downloads/CH32V003DS0_PDF.html</text:a></text:p>
      <text:p text:style-name="P45">Reference manual: <text:a xlink:type="simple" xlink:href="http://wch-ic.com/downloads/CH32V003RM_PDF.html" text:style-name="Internet_20_link" text:visited-style-name="Visited_20_Internet_20_Link">http://wch-ic.com/downloads/CH32V003RM_PDF.html</text:a></text:p>
      <text:p text:style-name="P45">Processor manual: <text:a xlink:type="simple" xlink:href="http://wch-ic.com/downloads/QingKeV2_Processor_Manual_PDF.html" text:style-name="Internet_20_link" text:visited-style-name="Visited_20_Internet_20_Link">http://wch-ic.com/downloads/QingKeV2_Processor_Manual_PDF.html</text:a></text:p>
      <text:p text:style-name="P45">SDK: <text:a xlink:type="simple" xlink:href="https://www.wch.cn/downloads/CH32V003EVT_ZIP.html" text:style-name="Internet_20_link" text:visited-style-name="Visited_20_Internet_20_Link">https://www.wch.cn/downloads/CH32V003EVT_ZIP.html</text:a></text:p>
      <text:h text:style-name="P116"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45">Purchase links:</text:p>
      <text:p text:style-name="P48"><text:a xlink:type="simple" xlink:href="https://www.lcsc.com/product-detail/C2943983.html" text:style-name="Internet_20_link" text:visited-style-name="Visited_20_Internet_20_Link">https://www.lcsc.com/product-detail/C2943983.html</text:a></text:p>
      <text:p text:style-name="P48"><text:a xlink:type="simple" xlink:href="https://www.lcsc.com/product-detail/C2943982.html" text:style-name="Internet_20_link" text:visited-style-name="Visited_20_Internet_20_Link">https://www.lcsc.com/product-detail/C2943982.html</text:a></text:p>
      <text:p text:style-name="P46"><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text:soft-page-break/>Documentation <text:span text:style-name="T7">and</text:span> SDK<text:bookmark-end text:name="__RefHeading___Toc361_351312164711"/></text:h>
      <text:p text:style-name="P142">Data sheet: <text:a xlink:type="simple" xlink:href="http://wch-ic.com/downloads/CH32V103DS0_PDF.html" text:style-name="Internet_20_link" text:visited-style-name="Visited_20_Internet_20_Link">http://wch-ic.com/downloads/CH32V103DS0_PDF.html</text:a></text:p>
      <text:p text:style-name="P141">Reference manual: <text:a xlink:type="simple" xlink:href="http://wch-ic.com/downloads/CH32xRM_PDF.html" text:style-name="Internet_20_link" text:visited-style-name="Visited_20_Internet_20_Link">http://wch-ic.com/downloads/CH32xRM_PDF.html</text:a></text:p>
      <text:p text:style-name="P45">Processor manual: <text:a xlink:type="simple" xlink:href="http://wch-ic.com/downloads/QingKeV3_Processor_Manual_PDF.html" text:style-name="Internet_20_link" text:visited-style-name="Visited_20_Internet_20_Link">http://wch-ic.com/downloads/QingKeV3_Processor_Manual_PDF.html</text:a></text:p>
      <text:p text:style-name="P45">SDK: <text:a xlink:type="simple" xlink:href="https://www.wch.cn/downloads/CH32V103EVT_ZIP.html" text:style-name="Internet_20_link" text:visited-style-name="Visited_20_Internet_20_Link">https://www.wch.cn/downloads/CH32V103EVT_ZIP.html</text:a></text:p>
      <text:h text:style-name="P116" text:outline-level="2"><text:bookmark-start text:name="__RefHeading___Toc518_3513121647"/>CH32V<text:span text:style-name="T7">2</text:span>03<text:bookmark-end text:name="__RefHeading___Toc518_3513121647"/></text:h>
      <text:h text:style-name="P133" text:outline-level="3"><text:bookmark-start text:name="__RefHeading___Toc520_3513121647"/>Official development board<text:bookmark-end text:name="__RefHeading___Toc520_3513121647"/></text:h>
      <text:p text:style-name="P45">Purchase link: <text:a xlink:type="simple" xlink:href="https://www.aliexpress.com/item/1005004493040662.html" text:style-name="Internet_20_link" text:visited-style-name="Visited_20_Internet_20_Link">https://www.aliexpress.com/item/1005004493040662.html</text:a></text:p>
      <text:h text:style-name="P128" text:outline-level="3"><text:bookmark-start text:name="__RefHeading___Toc516_3513121647"/>Third-party development board: BluePill+ CH32V<text:span text:style-name="T25">2</text:span>03<text:bookmark-end text:name="__RefHeading___Toc516_3513121647"/></text:h>
      <text:p text:style-name="P71">Purchase link: <text:a xlink:type="simple" xlink:href="https://www.aliexpress.com/item/1005001474741936.html" text:style-name="Internet_20_link" text:visited-style-name="Visited_20_Internet_20_Link">https://www.aliexpress.com/item/1005001474741936.html</text:a></text:p>
      <text:p text:style-name="P72">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28" text:outline-level="3"><text:bookmark-start text:name="__RefHeading___Toc522_3513121647"/>Third-party development board: nanoCH32V203<text:bookmark-end text:name="__RefHeading___Toc522_3513121647"/></text:h>
      <text:p text:style-name="P49">Purchase link: <text:a xlink:type="simple" xlink:href="https://www.aliexpress.com/item/1005004908206775.html" text:style-name="Internet_20_link" text:visited-style-name="Visited_20_Internet_20_Link">https://www.aliexpress.com/item/1005004908206775.html</text:a></text:p>
      <text:p text:style-name="P45">Documentation: <text:a xlink:type="simple" xlink:href="https://github.com/wuxx/nanoCH32V203" text:style-name="Internet_20_link" text:visited-style-name="Visited_20_Internet_20_Link">https://github.com/wuxx/nanoCH32V203</text:a></text:p>
      <text:h text:style-name="P133" text:outline-level="3"><text:bookmark-start text:name="__RefHeading___Toc361_3513121647111"/>Documentation <text:span text:style-name="T7">and</text:span> SDK<text:bookmark-end text:name="__RefHeading___Toc361_3513121647111"/></text:h>
      <text:p text:style-name="P45">Data sheet: <text:a xlink:type="simple" xlink:href="http://wch-ic.com/downloads/CH32V203DS0_PDF.html" text:style-name="Internet_20_link" text:visited-style-name="Visited_20_Internet_20_Link">http://wch-ic.com/downloads/CH32V203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20XEVT_ZIP.html" text:style-name="Internet_20_link" text:visited-style-name="Visited_20_Internet_20_Link">https://www.wch.cn/downloads/CH32V20XEVT_ZIP.html</text:a></text:p>
      <text:h text:style-name="P116" text:outline-level="2"><text:bookmark-start text:name="__RefHeading___Toc524_3513121647"/>CH32V<text:span text:style-name="T7">2</text:span>0<text:span text:style-name="T7">8</text:span><text:bookmark-end text:name="__RefHeading___Toc524_3513121647"/></text:h>
      <text:h text:style-name="P133" text:outline-level="3"><text:bookmark-start text:name="__RefHeading___Toc526_3513121647"/>Official development board<text:bookmark-end text:name="__RefHeading___Toc526_3513121647"/></text:h>
      <text:p text:style-name="P45">Purchase link: <text:a xlink:type="simple" xlink:href="https://www.aliexpress.com/item/1005004924242063.html" text:style-name="Internet_20_link" text:visited-style-name="Visited_20_Internet_20_Link">https://www.aliexpress.com/item/1005004924242063.html</text:a></text:p>
      <text:h text:style-name="P133" text:outline-level="3"><text:bookmark-start text:name="__RefHeading___Toc361_35131216471111"/>Documentation <text:span text:style-name="T7">and</text:span> SDK<text:bookmark-end text:name="__RefHeading___Toc361_35131216471111"/></text:h>
      <text:p text:style-name="P45">Data sheet: <text:a xlink:type="simple" xlink:href="http://wch-ic.com/downloads/CH32V208DS0_PDF.html" text:style-name="Internet_20_link" text:visited-style-name="Visited_20_Internet_20_Link">http://wch-ic.com/downloads/CH32V208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20XEVT_ZIP.html" text:style-name="Internet_20_link" text:visited-style-name="Visited_20_Internet_20_Link">https://www.wch.cn/downloads/CH32V20XEVT_ZIP.html</text:a></text:p>
      <text:h text:style-name="P118" text:outline-level="2"><text:bookmark-start text:name="__RefHeading___Toc524_3513121647 Copy 1"/><text:soft-page-break/>CH32V<text:span text:style-name="T13">303</text:span><text:bookmark-end text:name="__RefHeading___Toc524_3513121647 Copy 1"/></text:h>
      <text:h text:style-name="P134" text:outline-level="3"><text:bookmark-start text:name="__RefHeading___Toc526_3513121647 Copy 1"/>Official development board<text:bookmark-end text:name="__RefHeading___Toc526_3513121647 Copy 1"/></text:h>
      <text:p text:style-name="P55">Purchase link: <text:a xlink:type="simple" xlink:href="https://www.aliexpress.com/item/1005005444077007.html" text:style-name="Internet_20_link" text:visited-style-name="Visited_20_Internet_20_Link">https://www.aliexpress.com/item/1005005444077007.html</text:a></text:p>
      <text:h text:style-name="P134" text:outline-level="3"><text:bookmark-start text:name="__RefHeading___Toc361_351312164711121 Copy 1"/>Documentation <text:span text:style-name="T7">and</text:span> SDK<text:bookmark-end text:name="__RefHeading___Toc361_351312164711121 Copy 1"/></text:h>
      <text:p text:style-name="P55">Data sheet: <text:a xlink:type="simple" xlink:href="http://wch-ic.com/downloads/CH32V307DS0_PDF.html" text:style-name="Internet_20_link" text:visited-style-name="Visited_20_Internet_20_Link">http://wch-ic.com/downloads/CH32V307DS0_PDF.html</text:a></text:p>
      <text:p text:style-name="P55">Reference manual: <text:a xlink:type="simple" xlink:href="http://wch-ic.com/downloads/CH32FV2x_V3xRM_PDF.html" text:style-name="Internet_20_link" text:visited-style-name="Visited_20_Internet_20_Link">http://wch-ic.com/downloads/CH32FV2x_V3xRM_PDF.html</text:a></text:p>
      <text:p text:style-name="P55">Processor manual: <text:a xlink:type="simple" xlink:href="http://wch-ic.com/downloads/QingKeV4_Processor_Manual_PDF.html" text:style-name="Internet_20_link" text:visited-style-name="Visited_20_Internet_20_Link">http://wch-ic.com/downloads/QingKeV4_Processor_Manual_PDF.html</text:a></text:p>
      <text:p text:style-name="P79">SDK: <text:a xlink:type="simple" xlink:href="https://www.wch.cn/downloads/CH32V307EVT_ZIP.html" text:style-name="Internet_20_link" text:visited-style-name="Visited_20_Internet_20_Link">https://www.wch.cn/downloads/CH32V307EVT_ZIP.html</text:a></text:p>
      <text:h text:style-name="P118" text:outline-level="2"><text:bookmark-start text:name="__RefHeading___Toc528_3513121647"/>CH32V<text:span text:style-name="T7">305</text:span><text:bookmark-end text:name="__RefHeading___Toc528_3513121647"/></text:h>
      <text:h text:style-name="P129" text:outline-level="3"><text:bookmark-start text:name="__RefHeading___Toc530_3513121647"/>Third-party development board: nanoCH32V305<text:bookmark-end text:name="__RefHeading___Toc530_3513121647"/></text:h>
      <text:p text:style-name="P49">Purchase link: <text:a xlink:type="simple" xlink:href="https://www.aliexpress.com/item/1005005033298927.html" text:style-name="Internet_20_link" text:visited-style-name="Visited_20_Internet_20_Link">https://www.aliexpress.com/item/1005005033298927.html</text:a></text:p>
      <text:p text:style-name="P45">Documentation: <text:a xlink:type="simple" xlink:href="https://github.com/wuxx/nanoCH32V305" text:style-name="Internet_20_link" text:visited-style-name="Visited_20_Internet_20_Link">https://github.com/wuxx/nanoCH32V305</text:a></text:p>
      <text:h text:style-name="P133" text:outline-level="3"><text:bookmark-start text:name="__RefHeading___Toc361_351312164711121"/>Documentation <text:span text:style-name="T7">and</text:span> SDK<text:bookmark-end text:name="__RefHeading___Toc361_351312164711121"/></text:h>
      <text:p text:style-name="P45">Data sheet: <text:a xlink:type="simple" xlink:href="http://wch-ic.com/downloads/CH32V307DS0_PDF.html" text:style-name="Internet_20_link" text:visited-style-name="Visited_20_Internet_20_Link">http://wch-ic.com/downloads/CH32V307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16" text:outline-level="2"><text:bookmark-start text:name="__RefHeading___Toc532_3513121647"/>CH32V<text:span text:style-name="T7">307</text:span><text:bookmark-end text:name="__RefHeading___Toc532_3513121647"/></text:h>
      <text:h text:style-name="P133" text:outline-level="3"><text:bookmark-start text:name="__RefHeading___Toc534_3513121647"/>Official development board<text:bookmark-end text:name="__RefHeading___Toc534_3513121647"/></text:h>
      <text:p text:style-name="P45">Purchase link: <text:a xlink:type="simple" xlink:href="https://www.lcsc.com/product-detail/C2943980.html" text:style-name="Internet_20_link" text:visited-style-name="Visited_20_Internet_20_Link">https://www.lcsc.com/product-detail/C2943980.html</text:a></text:p>
      <text:h text:style-name="P129" text:outline-level="3"><text:bookmark-start text:name="__RefHeading___Toc536_3513121647"/>Third-party development board: YD-CH32V307VC<text:bookmark-end text:name="__RefHeading___Toc536_3513121647"/></text:h>
      <text:p text:style-name="P49">Purchase link: <text:a xlink:type="simple" xlink:href="https://www.aliexpress.com/item/1005004367173443.html" text:style-name="Internet_20_link" text:visited-style-name="Visited_20_Internet_20_Link">https://www.aliexpress.com/item/1005004367173443.html</text:a></text:p>
      <text:p text:style-name="P45">Documentation: <text:a xlink:type="simple" xlink:href="http://www.vcc-gnd.com/" text:style-name="Internet_20_link" text:visited-style-name="Visited_20_Internet_20_Link">http://www.vcc-gnd.com/</text:a></text:p>
      <text:h text:style-name="P131" text:outline-level="3"><text:bookmark-start text:name="__RefHeading___Toc536_3513121647 Copy 1"/>Third-party development board: CH32V307<text:span text:style-name="T27">RCT6 MINI</text:span><text:bookmark-end text:name="__RefHeading___Toc536_3513121647 Copy 1"/></text:h>
      <text:p text:style-name="P143">Purchase link: <text:a xlink:type="simple" xlink:href="https://www.aliexpress.com/item/1005005175678285.html" text:style-name="Internet_20_link" text:visited-style-name="Visited_20_Internet_20_Link">https://www.aliexpress.com/item/1005005175678285.html</text:a></text:p>
      <text:h text:style-name="P136" text:outline-level="3"><text:bookmark-start text:name="__RefHeading___Toc361_35131216471112"/><text:soft-page-break/>Documentation <text:span text:style-name="T7">and</text:span> SDK<text:bookmark-end text:name="__RefHeading___Toc361_35131216471112"/></text:h>
      <text:p text:style-name="P140">Data sheet: <text:a xlink:type="simple" xlink:href="http://wch-ic.com/downloads/CH32V307DS0_PDF.html" text:style-name="Internet_20_link" text:visited-style-name="Visited_20_Internet_20_Link">http://wch-ic.com/downloads/CH32V307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307EVT_ZIP.html" text:style-name="Internet_20_link" text:visited-style-name="Visited_20_Internet_20_Link">https://www.wch.cn/downloads/CH32V307EVT_ZIP.html</text:a></text:p>
      <text:h text:style-name="P116" text:outline-level="2"><text:bookmark-start text:name="__RefHeading___Toc538_3513121647"/>CH<text:span text:style-name="T7">582</text:span><text:bookmark-end text:name="__RefHeading___Toc538_3513121647"/></text:h>
      <text:h text:style-name="P133" text:outline-level="3"><text:bookmark-start text:name="__RefHeading___Toc540_3513121647"/>Official development board<text:bookmark-end text:name="__RefHeading___Toc540_3513121647"/></text:h>
      <text:p text:style-name="P49">Purchase links:</text:p>
      <text:p text:style-name="P47"><text:a xlink:type="simple" xlink:href="https://www.lcsc.com/product-detail/C2943981.html" text:style-name="Internet_20_link" text:visited-style-name="Visited_20_Internet_20_Link">https://www.lcsc.com/product-detail/C2943981.html</text:a></text:p>
      <text:p text:style-name="P46"><text:a xlink:type="simple" xlink:href="https://www.aliexpress.com/item/1005005060737000.html" text:style-name="Internet_20_link" text:visited-style-name="Visited_20_Internet_20_Link">https://www.aliexpress.com/item/1005005060737000.html</text:a></text:p>
      <text:h text:style-name="P129" text:outline-level="3"><text:bookmark-start text:name="__RefHeading___Toc542_3513121647"/>Third-party development board: YD-CH58x<text:bookmark-end text:name="__RefHeading___Toc542_3513121647"/></text:h>
      <text:p text:style-name="P67">Purchase link<text:span text:style-name="T24">s</text:span>:</text:p>
      <text:p text:style-name="P69"><text:a xlink:type="simple" xlink:href="https://www.aliexpress.com/item/1005005305938011.html" text:style-name="Internet_20_link" text:visited-style-name="Visited_20_Internet_20_Link">https://www.aliexpress.com/item/1005005305938011.html</text:a></text:p>
      <text:p text:style-name="P69"><text:a xlink:type="simple" xlink:href="https://www.aliexpress.com/item/1005004787513484.html" text:style-name="Internet_20_link" text:visited-style-name="Visited_20_Internet_20_Link">https://www.aliexpress.com/item/1005004787513484.html</text:a></text:p>
      <text:p text:style-name="P70"><text:a xlink:type="simple" xlink:href="https://www.aliexpress.com/item/1005004794466027.html" text:style-name="Internet_20_link" text:visited-style-name="Visited_20_Internet_20_Link">https://www.aliexpress.com/item/1005004794466027.html</text:a></text:p>
      <text:p text:style-name="P45">Documentation: <text:a xlink:type="simple" xlink:href="http://www.vcc-gnd.com/" text:style-name="Internet_20_link" text:visited-style-name="Visited_20_Internet_20_Link">http://www.vcc-gnd.com/</text:a></text:p>
      <text:p text:style-name="P105">Can be programmed and debugged using OpenOCD and a WCH-Link or WCH-LinkE programmer, so is suitable for use with Linux.</text:p>
      <text:h text:style-name="P130" text:outline-level="3"><text:bookmark-start text:name="__RefHeading___Toc542_3513121647 Copy 1"/>Third-party development board: <text:span text:style-name="T24">303CH582M01</text:span><text:bookmark-end text:name="__RefHeading___Toc542_3513121647 Copy 1"/></text:h>
      <text:p text:style-name="P68">Purchase link<text:span text:style-name="T24">s</text:span>:</text:p>
      <text:p text:style-name="P69"><text:a xlink:type="simple" xlink:href="https://www.aliexpress.com/item/1005005458836770.html" text:style-name="Internet_20_link" text:visited-style-name="Visited_20_Internet_20_Link">https://www.aliexpress.com/item/1005005458836770.html</text:a></text:p>
      <text:p text:style-name="P69"><text:a xlink:type="simple" xlink:href="https://www.aliexpress.com/item/1005005467071580.html" text:style-name="Internet_20_link" text:visited-style-name="Visited_20_Internet_20_Link">https://www.aliexpress.com/item/1005005467071580.html</text:a></text:p>
      <text:p text:style-name="P70"><text:a xlink:type="simple" xlink:href="https://www.aliexpress.com/item/1005005456987838.html" text:style-name="Internet_20_link" text:visited-style-name="Visited_20_Internet_20_Link">https://www.aliexpress.com/item/1005005456987838.html</text:a></text:p>
      <text:p text:style-name="P105">Similar to YD-CH58x. After ordering, ask the seller for schematic diagram. Uses the USB C connector for programming, which at the moment only works under Windows.</text:p>
      <text:h text:style-name="P135" text:outline-level="3"><text:bookmark-start text:name="__RefHeading___Toc361_35131216471113"/>Documentation <text:span text:style-name="T7">and</text:span> SDK<text:bookmark-end text:name="__RefHeading___Toc361_35131216471113"/></text:h>
      <text:p text:style-name="P50">Data sheet: <text:a xlink:type="simple" xlink:href="http://wch-ic.com/downloads/CH583DS1_PDF.html" text:style-name="Internet_20_link" text:visited-style-name="Visited_20_Internet_20_Link">http://wch-ic.com/downloads/CH583DS1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583EVT_ZIP.html" text:style-name="Internet_20_link" text:visited-style-name="Visited_20_Internet_20_Link">https://www.wch.cn/downloads/CH583EVT_ZIP.html</text:a></text:p>
      <text:h text:style-name="P119" text:outline-level="2"><text:bookmark-start text:name="__RefHeading___Toc1080_2316367055"/><text:soft-page-break/>Alternatives to WCH tools<text:bookmark-end text:name="__RefHeading___Toc1080_2316367055"/></text:h>
      <text:p text:style-name="P76">If you would like to use mainstream GCC instead of WCH's, or to try an open-source flashing tool, the following Reddit thread will be of interest to you: <text:a xlink:type="simple" xlink:href="https://www.reddit.com/r/RISCV/comments/115u6i9/comment/j94xvpq/" text:style-name="Internet_20_link" text:visited-style-name="Visited_20_Internet_20_Link">https://www.reddit.com/r/RISCV/comments/115u6i9/comment/j94xvpq/</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5-21T12:30:12.562136644</dc:date>
    <meta:editing-duration>PT19H38M35S</meta:editing-duration>
    <meta:editing-cycles>35</meta:editing-cycles>
    <meta:generator>LibreOffice/7.5.3.2$Linux_X86_64 LibreOffice_project/50$Build-2</meta:generator>
    <meta:document-statistic meta:table-count="4" meta:image-count="0" meta:object-count="0" meta:page-count="17" meta:paragraph-count="545" meta:word-count="2157" meta:character-count="21140" meta:non-whitespace-character-count="19532"/>
  </office:meta>
</office:document-meta>
</file>